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3492in"/>
    </style:style>
    <style:style style:name="co2" style:family="table-column">
      <style:table-column-properties fo:break-before="auto" style:column-width="6.6984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mie_hc=0.01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number-columns-repeated="6" table:default-cell-style-name="ce1"/>
        <table:table-row table:style-name="ro1">
          <table:table-cell table:style-name="Default"/>
          <table:table-cell table:style-name="ce2" office:value-type="string">
            <text:p>Rule</text:p>
          </table:table-cell>
          <table:table-cell table:style-name="ce4" office:value-type="string">
            <text:p>Support</text:p>
          </table:table-cell>
          <table:table-cell table:style-name="ce4" office:value-type="string">
            <text:p>Head coverage</text:p>
          </table:table-cell>
          <table:table-cell table:style-name="ce4" office:value-type="string">
            <text:p>Confidence</text:p>
          </table:table-cell>
          <table:table-cell table:style-name="ce4" office:value-type="string">
            <text:p>PCA Confidence</text:p>
          </table:table-cell>
          <table:table-cell table:style-name="ce4" office:value-type="string">
            <text:p>Cardinality</text:p>
          </table:table-cell>
          <table:table-cell table:style-name="ce4" office:value-type="string">
            <text:p>Body siz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?o34 <text:s/>&lt;isMarriedTo&gt; <text:s/>?s34 <text:s text:c="2"/>=&gt; ?s34 <text:s/>&lt;isMarriedTo&gt; <text:s/>?o34</text:p>
          </table:table-cell>
          <table:table-cell office:value-type="float" office:value="0.006706">
            <text:p>0.006706</text:p>
          </table:table-cell>
          <table:table-cell table:number-columns-repeated="2" office:value-type="float" office:value="0.530143">
            <text:p>0.530143</text:p>
          </table:table-cell>
          <table:table-cell office:value-type="float" office:value="0.917858">
            <text:p>0.917858</text:p>
          </table:table-cell>
          <table:table-cell office:value-type="float" office:value="6358">
            <text:p>6358</text:p>
          </table:table-cell>
          <table:table-cell office:value-type="float" office:value="11993">
            <text:p>1199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?s28 <text:s/>&lt;diedIn&gt; <text:s/>?o74 <text:s/>?o74 <text:s/>&lt;isLocatedIn&gt; <text:s/>?o28 <text:s text:c="2"/>=&gt; ?s28 <text:s/>&lt;isPoliticianOf&gt; <text:s/>?o28</text:p>
          </table:table-cell>
          <table:table-cell office:value-type="float" office:value="0.000382">
            <text:p>0.000382</text:p>
          </table:table-cell>
          <table:table-cell office:value-type="float" office:value="0.247945">
            <text:p>0.247945</text:p>
          </table:table-cell>
          <table:table-cell office:value-type="float" office:value="0.027015">
            <text:p>0.027015</text:p>
          </table:table-cell>
          <table:table-cell office:value-type="float" office:value="0.853774">
            <text:p>0.853774</text:p>
          </table:table-cell>
          <table:table-cell office:value-type="float" office:value="362">
            <text:p>362</text:p>
          </table:table-cell>
          <table:table-cell office:value-type="float" office:value="13400">
            <text:p>1340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?s28 <text:s/>&lt;livesIn&gt; <text:s/>?o74 <text:s/>?o74 <text:s/>&lt;isLocatedIn&gt; <text:s/>?o28 <text:s text:c="2"/>=&gt; ?s28 <text:s/>&lt;isPoliticianOf&gt; <text:s/>?o28</text:p>
          </table:table-cell>
          <table:table-cell office:value-type="float" office:value="0.000137">
            <text:p>0.000137</text:p>
          </table:table-cell>
          <table:table-cell office:value-type="float" office:value="0.089041">
            <text:p>0.089041</text:p>
          </table:table-cell>
          <table:table-cell office:value-type="float" office:value="0.024673">
            <text:p>0.024673</text:p>
          </table:table-cell>
          <table:table-cell office:value-type="float" office:value="0.833333">
            <text:p>0.833333</text:p>
          </table:table-cell>
          <table:table-cell office:value-type="float" office:value="130">
            <text:p>130</text:p>
          </table:table-cell>
          <table:table-cell office:value-type="float" office:value="5269">
            <text:p>526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?s36 <text:s/>&lt;isLocatedIn&gt; <text:s/>?o93 <text:s/>?o93 <text:s/>&lt;hasOfficialLanguage&gt; <text:s/>?o36 <text:s text:c="2"/>=&gt; ?s36 <text:s/>&lt;hasOfficialLanguage&gt; <text:s/>?o36</text:p>
          </table:table-cell>
          <table:table-cell office:value-type="float" office:value="0.000053">
            <text:p>0.000053</text:p>
          </table:table-cell>
          <table:table-cell office:value-type="float" office:value="0.062267">
            <text:p>0.062267</text:p>
          </table:table-cell>
          <table:table-cell office:value-type="float" office:value="0.000661">
            <text:p>0.000661</text:p>
          </table:table-cell>
          <table:table-cell office:value-type="float" office:value="0.833333">
            <text:p>0.833333</text:p>
          </table:table-cell>
          <table:table-cell office:value-type="float" office:value="50">
            <text:p>50</text:p>
          </table:table-cell>
          <table:table-cell office:value-type="float" office:value="75635">
            <text:p>7563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?s9 <text:s/>&lt;isMarriedTo&gt; <text:s/>?o85 <text:s/>?o85 <text:s/>&lt;livesIn&gt; <text:s/>?o9 <text:s text:c="2"/>=&gt; ?s9 <text:s/>&lt;livesIn&gt; <text:s/>?o9</text:p>
          </table:table-cell>
          <table:table-cell office:value-type="float" office:value="0.000191">
            <text:p>0.000191</text:p>
          </table:table-cell>
          <table:table-cell office:value-type="float" office:value="0.012403">
            <text:p>0.012403</text:p>
          </table:table-cell>
          <table:table-cell office:value-type="float" office:value="0.337058">
            <text:p>0.337058</text:p>
          </table:table-cell>
          <table:table-cell office:value-type="float" office:value="0.698842">
            <text:p>0.698842</text:p>
          </table:table-cell>
          <table:table-cell office:value-type="float" office:value="181">
            <text:p>181</text:p>
          </table:table-cell>
          <table:table-cell office:value-type="float" office:value="537">
            <text:p>53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?s85 <text:s/>&lt;isMarriedTo&gt; <text:s/>?s9 <text:s/>?s85 <text:s/>&lt;livesIn&gt; <text:s/>?o9 <text:s text:c="2"/>=&gt; ?s9 <text:s/>&lt;livesIn&gt; <text:s/>?o9</text:p>
          </table:table-cell>
          <table:table-cell office:value-type="float" office:value="0.000178">
            <text:p>0.000178</text:p>
          </table:table-cell>
          <table:table-cell office:value-type="float" office:value="0.011581">
            <text:p>0.011581</text:p>
          </table:table-cell>
          <table:table-cell office:value-type="float" office:value="0.22807">
            <text:p>0.22807</text:p>
          </table:table-cell>
          <table:table-cell office:value-type="float" office:value="0.684211">
            <text:p>0.684211</text:p>
          </table:table-cell>
          <table:table-cell office:value-type="float" office:value="169">
            <text:p>169</text:p>
          </table:table-cell>
          <table:table-cell office:value-type="float" office:value="741">
            <text:p>74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?s93 <text:s/>&lt;hasOfficialLanguage&gt; <text:s/>?o36 <text:s/>?s93 <text:s/>&lt;isLocatedIn&gt; <text:s/>?s36 <text:s text:c="2"/>=&gt; ?s36 <text:s/>&lt;hasOfficialLanguage&gt; <text:s/>?o36</text:p>
          </table:table-cell>
          <table:table-cell office:value-type="float" office:value="0.000019">
            <text:p>0.000019</text:p>
          </table:table-cell>
          <table:table-cell office:value-type="float" office:value="0.022416">
            <text:p>0.022416</text:p>
          </table:table-cell>
          <table:table-cell office:value-type="float" office:value="0.142857">
            <text:p>0.142857</text:p>
          </table:table-cell>
          <table:table-cell office:value-type="float" office:value="0.642857">
            <text:p>0.642857</text:p>
          </table:table-cell>
          <table:table-cell office:value-type="float" office:value="18">
            <text:p>18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?s33 <text:s/>&lt;produced&gt; <text:s/>?o33 <text:s/>?s33 <text:s/>&lt;created&gt; <text:s/>?o33 <text:s text:c="2"/>=&gt; ?s33 <text:s/>&lt;directed&gt; <text:s/>?o33</text:p>
          </table:table-cell>
          <table:table-cell office:value-type="float" office:value="0.001066">
            <text:p>0.001066</text:p>
          </table:table-cell>
          <table:table-cell office:value-type="float" office:value="0.030203">
            <text:p>0.030203</text:p>
          </table:table-cell>
          <table:table-cell office:value-type="float" office:value="0.498275">
            <text:p>0.498275</text:p>
          </table:table-cell>
          <table:table-cell office:value-type="float" office:value="0.586767">
            <text:p>0.586767</text:p>
          </table:table-cell>
          <table:table-cell office:value-type="float" office:value="1011">
            <text:p>1011</text:p>
          </table:table-cell>
          <table:table-cell office:value-type="float" office:value="2029">
            <text:p>2029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?s88 <text:s/>&lt;isMarriedTo&gt; <text:s/>?s4 <text:s/>?s88 <text:s/>&lt;hasChild&gt; <text:s/>?o4 <text:s text:c="2"/>=&gt; ?s4 <text:s/>&lt;hasChild&gt; <text:s/>?o4</text:p>
          </table:table-cell>
          <table:table-cell office:value-type="float" office:value="0.003881">
            <text:p>0.003881</text:p>
          </table:table-cell>
          <table:table-cell office:value-type="float" office:value="0.31839">
            <text:p>0.31839</text:p>
          </table:table-cell>
          <table:table-cell table:number-columns-repeated="2" office:value-type="float" office:value="0.575653">
            <text:p>0.575653</text:p>
          </table:table-cell>
          <table:table-cell office:value-type="float" office:value="3679">
            <text:p>3679</text:p>
          </table:table-cell>
          <table:table-cell office:value-type="float" office:value="6391">
            <text:p>639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?s29 <text:s/>&lt;wasBornIn&gt; <text:s/>?o96 <text:s/>?o96 <text:s/>&lt;isLocatedIn&gt; <text:s/>?o29 <text:s text:c="2"/>=&gt; ?s29 <text:s/>&lt;isCitizenOf&gt; <text:s/>?o29</text:p>
          </table:table-cell>
          <table:table-cell office:value-type="float" office:value="0.001334">
            <text:p>0.001334</text:p>
          </table:table-cell>
          <table:table-cell office:value-type="float" office:value="0.086822">
            <text:p>0.086822</text:p>
          </table:table-cell>
          <table:table-cell office:value-type="float" office:value="0.03745">
            <text:p>0.03745</text:p>
          </table:table-cell>
          <table:table-cell office:value-type="float" office:value="0.574217">
            <text:p>0.574217</text:p>
          </table:table-cell>
          <table:table-cell office:value-type="float" office:value="1265">
            <text:p>1265</text:p>
          </table:table-cell>
          <table:table-cell office:value-type="float" office:value="33778">
            <text:p>33778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?s28 <text:s/>&lt;wasBornIn&gt; <text:s/>?o74 <text:s/>?o74 <text:s/>&lt;isLocatedIn&gt; <text:s/>?o28 <text:s text:c="2"/>=&gt; ?s28 <text:s/>&lt;isPoliticianOf&gt; <text:s/>?o28</text:p>
          </table:table-cell>
          <table:table-cell office:value-type="float" office:value="0.000231">
            <text:p>0.000231</text:p>
          </table:table-cell>
          <table:table-cell office:value-type="float" office:value="0.15">
            <text:p>0.15</text:p>
          </table:table-cell>
          <table:table-cell office:value-type="float" office:value="0.006484">
            <text:p>0.006484</text:p>
          </table:table-cell>
          <table:table-cell office:value-type="float" office:value="0.571802">
            <text:p>0.571802</text:p>
          </table:table-cell>
          <table:table-cell office:value-type="float" office:value="219">
            <text:p>219</text:p>
          </table:table-cell>
          <table:table-cell office:value-type="float" office:value="33778">
            <text:p>3377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?s4 <text:s/>&lt;isMarriedTo&gt; <text:s/>?o88 <text:s/>?o88 <text:s/>&lt;hasChild&gt; <text:s/>?o4 <text:s text:c="2"/>=&gt; ?s4 <text:s/>&lt;hasChild&gt; <text:s/>?o4</text:p>
          </table:table-cell>
          <table:table-cell office:value-type="float" office:value="0.003887">
            <text:p>0.003887</text:p>
          </table:table-cell>
          <table:table-cell office:value-type="float" office:value="0.31891">
            <text:p>0.31891</text:p>
          </table:table-cell>
          <table:table-cell table:number-columns-repeated="2" office:value-type="float" office:value="0.561139">
            <text:p>0.561139</text:p>
          </table:table-cell>
          <table:table-cell office:value-type="float" office:value="3685">
            <text:p>3685</text:p>
          </table:table-cell>
          <table:table-cell office:value-type="float" office:value="6567">
            <text:p>656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?s29 <text:s/>&lt;isLocatedIn&gt; <text:s/>?o96 <text:s/>?o96 <text:s/>&lt;isLocatedIn&gt; <text:s/>?o29 <text:s text:c="2"/>=&gt; ?s29 <text:s/>&lt;isCitizenOf&gt; <text:s/>?o29</text:p>
          </table:table-cell>
          <table:table-cell office:value-type="float" office:value="0.000223">
            <text:p>0.000223</text:p>
          </table:table-cell>
          <table:table-cell office:value-type="float" office:value="0.014482">
            <text:p>0.014482</text:p>
          </table:table-cell>
          <table:table-cell office:value-type="float" office:value="0.004013">
            <text:p>0.004013</text:p>
          </table:table-cell>
          <table:table-cell office:value-type="float" office:value="0.542416">
            <text:p>0.542416</text:p>
          </table:table-cell>
          <table:table-cell office:value-type="float" office:value="211">
            <text:p>211</text:p>
          </table:table-cell>
          <table:table-cell office:value-type="float" office:value="52582">
            <text:p>5258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?s96 <text:s/>&lt;isLocatedIn&gt; <text:s/>?o29 <text:s/>?s29 <text:s/>&lt;isLocatedIn&gt; <text:s/>?s96 <text:s text:c="2"/>=&gt; ?s29 <text:s/>&lt;isCitizenOf&gt; <text:s/>?o29</text:p>
          </table:table-cell>
          <table:table-cell office:value-type="float" office:value="0.000223">
            <text:p>0.000223</text:p>
          </table:table-cell>
          <table:table-cell office:value-type="float" office:value="0.014482">
            <text:p>0.014482</text:p>
          </table:table-cell>
          <table:table-cell office:value-type="float" office:value="0.004013">
            <text:p>0.004013</text:p>
          </table:table-cell>
          <table:table-cell office:value-type="float" office:value="0.542416">
            <text:p>0.542416</text:p>
          </table:table-cell>
          <table:table-cell office:value-type="float" office:value="211">
            <text:p>211</text:p>
          </table:table-cell>
          <table:table-cell office:value-type="float" office:value="52582">
            <text:p>52582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?s9 <text:s/>&lt;isCitizenOf&gt; <text:s/>?o9 <text:s text:c="2"/>=&gt; ?s9 <text:s/>&lt;livesIn&gt; <text:s/>?o9</text:p>
          </table:table-cell>
          <table:table-cell office:value-type="float" office:value="0.000691">
            <text:p>0.000691</text:p>
          </table:table-cell>
          <table:table-cell office:value-type="float" office:value="0.044885">
            <text:p>0.044885</text:p>
          </table:table-cell>
          <table:table-cell office:value-type="float" office:value="0.044955">
            <text:p>0.044955</text:p>
          </table:table-cell>
          <table:table-cell office:value-type="float" office:value="0.523581">
            <text:p>0.523581</text:p>
          </table:table-cell>
          <table:table-cell office:value-type="float" office:value="655">
            <text:p>655</text:p>
          </table:table-cell>
          <table:table-cell office:value-type="float" office:value="14570">
            <text:p>1457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?s29 <text:s/>&lt;influences&gt; <text:s/>?o96 <text:s/>?o96 <text:s/>&lt;isCitizenOf&gt; <text:s/>?o29 <text:s text:c="2"/>=&gt; ?s29 <text:s/>&lt;isCitizenOf&gt; <text:s/>?o29</text:p>
          </table:table-cell>
          <table:table-cell office:value-type="float" office:value="0.000154">
            <text:p>0.000154</text:p>
          </table:table-cell>
          <table:table-cell office:value-type="float" office:value="0.010021">
            <text:p>0.010021</text:p>
          </table:table-cell>
          <table:table-cell office:value-type="float" office:value="0.105644">
            <text:p>0.105644</text:p>
          </table:table-cell>
          <table:table-cell office:value-type="float" office:value="0.519573">
            <text:p>0.519573</text:p>
          </table:table-cell>
          <table:table-cell office:value-type="float" office:value="146">
            <text:p>146</text:p>
          </table:table-cell>
          <table:table-cell office:value-type="float" office:value="1382">
            <text:p>1382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?s96 <text:s/>&lt;isCitizenOf&gt; <text:s/>?o29 <text:s/>?s29 <text:s/>&lt;influences&gt; <text:s/>?s96 <text:s text:c="2"/>=&gt; ?s29 <text:s/>&lt;isCitizenOf&gt; <text:s/>?o29</text:p>
          </table:table-cell>
          <table:table-cell office:value-type="float" office:value="0.000154">
            <text:p>0.000154</text:p>
          </table:table-cell>
          <table:table-cell office:value-type="float" office:value="0.010021">
            <text:p>0.010021</text:p>
          </table:table-cell>
          <table:table-cell office:value-type="float" office:value="0.105644">
            <text:p>0.105644</text:p>
          </table:table-cell>
          <table:table-cell office:value-type="float" office:value="0.519573">
            <text:p>0.519573</text:p>
          </table:table-cell>
          <table:table-cell office:value-type="float" office:value="146">
            <text:p>146</text:p>
          </table:table-cell>
          <table:table-cell office:value-type="float" office:value="1382">
            <text:p>138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?s29 <text:s/>&lt;livesIn&gt; <text:s/>?o96 <text:s/>?o96 <text:s/>&lt;isLocatedIn&gt; <text:s/>?o29 <text:s text:c="2"/>=&gt; ?s29 <text:s/>&lt;isCitizenOf&gt; <text:s/>?o29</text:p>
          </table:table-cell>
          <table:table-cell office:value-type="float" office:value="0.000217">
            <text:p>0.000217</text:p>
          </table:table-cell>
          <table:table-cell office:value-type="float" office:value="0.014139">
            <text:p>0.014139</text:p>
          </table:table-cell>
          <table:table-cell office:value-type="float" office:value="0.039097">
            <text:p>0.039097</text:p>
          </table:table-cell>
          <table:table-cell office:value-type="float" office:value="0.481308">
            <text:p>0.481308</text:p>
          </table:table-cell>
          <table:table-cell office:value-type="float" office:value="206">
            <text:p>206</text:p>
          </table:table-cell>
          <table:table-cell office:value-type="float" office:value="5269">
            <text:p>5269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?s29 <text:s/>&lt;diedIn&gt; <text:s/>?o96 <text:s/>?o96 <text:s/>&lt;isLocatedIn&gt; <text:s/>?o29 <text:s text:c="2"/>=&gt; ?s29 <text:s/>&lt;isCitizenOf&gt; <text:s/>?o29</text:p>
          </table:table-cell>
          <table:table-cell office:value-type="float" office:value="0.000638">
            <text:p>0.000638</text:p>
          </table:table-cell>
          <table:table-cell office:value-type="float" office:value="0.041524">
            <text:p>0.041524</text:p>
          </table:table-cell>
          <table:table-cell office:value-type="float" office:value="0.045149">
            <text:p>0.045149</text:p>
          </table:table-cell>
          <table:table-cell office:value-type="float" office:value="0.481305">
            <text:p>0.481305</text:p>
          </table:table-cell>
          <table:table-cell office:value-type="float" office:value="605">
            <text:p>605</text:p>
          </table:table-cell>
          <table:table-cell office:value-type="float" office:value="13400">
            <text:p>1340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?s33 <text:s/>&lt;actedIn&gt; <text:s/>?o33 <text:s/>?s33 <text:s/>&lt;created&gt; <text:s/>?o33 <text:s text:c="2"/>=&gt; ?s33 <text:s/>&lt;directed&gt; <text:s/>?o33</text:p>
          </table:table-cell>
          <table:table-cell office:value-type="float" office:value="0.000405">
            <text:p>0.000405</text:p>
          </table:table-cell>
          <table:table-cell office:value-type="float" office:value="0.011472">
            <text:p>0.011472</text:p>
          </table:table-cell>
          <table:table-cell office:value-type="float" office:value="0.382851">
            <text:p>0.382851</text:p>
          </table:table-cell>
          <table:table-cell office:value-type="float" office:value="0.452297">
            <text:p>0.452297</text:p>
          </table:table-cell>
          <table:table-cell office:value-type="float" office:value="384">
            <text:p>384</text:p>
          </table:table-cell>
          <table:table-cell office:value-type="float" office:value="1003">
            <text:p>100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?s9 <text:s/>&lt;diedIn&gt; <text:s/>?o9 <text:s text:c="2"/>=&gt; ?s9 <text:s/>&lt;livesIn&gt; <text:s/>?o9</text:p>
          </table:table-cell>
          <table:table-cell office:value-type="float" office:value="0.000282">
            <text:p>0.000282</text:p>
          </table:table-cell>
          <table:table-cell office:value-type="float" office:value="0.018296">
            <text:p>0.018296</text:p>
          </table:table-cell>
          <table:table-cell office:value-type="float" office:value="0.012051">
            <text:p>0.012051</text:p>
          </table:table-cell>
          <table:table-cell office:value-type="float" office:value="0.434146">
            <text:p>0.434146</text:p>
          </table:table-cell>
          <table:table-cell office:value-type="float" office:value="267">
            <text:p>267</text:p>
          </table:table-cell>
          <table:table-cell office:value-type="float" office:value="22156">
            <text:p>22156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?s34 <text:s/>&lt;hasChild&gt; <text:s/>?o103 <text:s/>?o34 <text:s/>&lt;hasChild&gt; <text:s/>?o103 <text:s text:c="2"/>=&gt; ?s34 <text:s/>&lt;isMarriedTo&gt; <text:s/>?o34</text:p>
          </table:table-cell>
          <table:table-cell office:value-type="float" office:value="0.001982">
            <text:p>0.001982</text:p>
          </table:table-cell>
          <table:table-cell office:value-type="float" office:value="0.156675">
            <text:p>0.156675</text:p>
          </table:table-cell>
          <table:table-cell office:value-type="float" office:value="0.173212">
            <text:p>0.173212</text:p>
          </table:table-cell>
          <table:table-cell office:value-type="float" office:value="0.409815">
            <text:p>0.409815</text:p>
          </table:table-cell>
          <table:table-cell office:value-type="float" office:value="1879">
            <text:p>1879</text:p>
          </table:table-cell>
          <table:table-cell office:value-type="float" office:value="10848">
            <text:p>10848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?s28 <text:s/>&lt;diedIn&gt; <text:s/>?o74 <text:s/>?o28 <text:s/>&lt;hasCapital&gt; <text:s/>?o74 <text:s text:c="2"/>=&gt; ?s28 <text:s/>&lt;isPoliticianOf&gt; <text:s/>?o28</text:p>
          </table:table-cell>
          <table:table-cell office:value-type="float" office:value="0.000042">
            <text:p>0.000042</text:p>
          </table:table-cell>
          <table:table-cell office:value-type="float" office:value="0.027397">
            <text:p>0.027397</text:p>
          </table:table-cell>
          <table:table-cell office:value-type="float" office:value="0.00161">
            <text:p>0.00161</text:p>
          </table:table-cell>
          <table:table-cell office:value-type="float" office:value="0.39604">
            <text:p>0.39604</text:p>
          </table:table-cell>
          <table:table-cell office:value-type="float" office:value="40">
            <text:p>40</text:p>
          </table:table-cell>
          <table:table-cell office:value-type="float" office:value="24838">
            <text:p>24838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?s65 <text:s/>&lt;hasAcademicAdvisor&gt; <text:s/>?s22 <text:s/>?s65 <text:s/>&lt;graduatedFrom&gt; <text:s/>?o22 <text:s text:c="2"/>=&gt; ?s22 <text:s/>&lt;worksAt&gt; <text:s/>?o22</text:p>
          </table:table-cell>
          <table:table-cell office:value-type="float" office:value="0.000094">
            <text:p>0.000094</text:p>
          </table:table-cell>
          <table:table-cell office:value-type="float" office:value="0.036535">
            <text:p>0.036535</text:p>
          </table:table-cell>
          <table:table-cell office:value-type="float" office:value="0.134441">
            <text:p>0.134441</text:p>
          </table:table-cell>
          <table:table-cell office:value-type="float" office:value="0.390351">
            <text:p>0.390351</text:p>
          </table:table-cell>
          <table:table-cell office:value-type="float" office:value="89">
            <text:p>89</text:p>
          </table:table-cell>
          <table:table-cell office:value-type="float" office:value="662">
            <text:p>662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?s26 <text:s/>&lt;actedIn&gt; <text:s/>?o26 <text:s/>?s26 <text:s/>&lt;created&gt; <text:s/>?o26 <text:s text:c="2"/>=&gt; ?s26 <text:s/>&lt;produced&gt; <text:s/>?o26</text:p>
          </table:table-cell>
          <table:table-cell office:value-type="float" office:value="0.000218">
            <text:p>0.000218</text:p>
          </table:table-cell>
          <table:table-cell office:value-type="float" office:value="0.01026">
            <text:p>0.01026</text:p>
          </table:table-cell>
          <table:table-cell office:value-type="float" office:value="0.206381">
            <text:p>0.206381</text:p>
          </table:table-cell>
          <table:table-cell office:value-type="float" office:value="0.389831">
            <text:p>0.389831</text:p>
          </table:table-cell>
          <table:table-cell office:value-type="float" office:value="207">
            <text:p>207</text:p>
          </table:table-cell>
          <table:table-cell office:value-type="float" office:value="1003">
            <text:p>1003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?s9 <text:s/>&lt;diedIn&gt; <text:s/>?o85 <text:s/>?o85 <text:s/>&lt;isLocatedIn&gt; <text:s/>?o9 <text:s text:c="2"/>=&gt; ?s9 <text:s/>&lt;livesIn&gt; <text:s/>?o9</text:p>
          </table:table-cell>
          <table:table-cell office:value-type="float" office:value="0.000185">
            <text:p>0.000185</text:p>
          </table:table-cell>
          <table:table-cell office:value-type="float" office:value="0.011992">
            <text:p>0.011992</text:p>
          </table:table-cell>
          <table:table-cell office:value-type="float" office:value="0.01306">
            <text:p>0.01306</text:p>
          </table:table-cell>
          <table:table-cell office:value-type="float" office:value="0.385463">
            <text:p>0.385463</text:p>
          </table:table-cell>
          <table:table-cell office:value-type="float" office:value="175">
            <text:p>175</text:p>
          </table:table-cell>
          <table:table-cell office:value-type="float" office:value="13400">
            <text:p>1340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?s11 <text:s/>&lt;isCitizenOf&gt; <text:s/>?o90 <text:s/>?o90 <text:s/>&lt;hasCapital&gt; <text:s/>?o11 <text:s text:c="2"/>=&gt; ?s11 <text:s/>&lt;diedIn&gt; <text:s/>?o11</text:p>
          </table:table-cell>
          <table:table-cell office:value-type="float" office:value="0.000726">
            <text:p>0.000726</text:p>
          </table:table-cell>
          <table:table-cell office:value-type="float" office:value="0.031053">
            <text:p>0.031053</text:p>
          </table:table-cell>
          <table:table-cell office:value-type="float" office:value="0.050499">
            <text:p>0.050499</text:p>
          </table:table-cell>
          <table:table-cell office:value-type="float" office:value="0.384572">
            <text:p>0.384572</text:p>
          </table:table-cell>
          <table:table-cell office:value-type="float" office:value="688">
            <text:p>688</text:p>
          </table:table-cell>
          <table:table-cell office:value-type="float" office:value="13624">
            <text:p>13624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?s35 <text:s/>&lt;created&gt; <text:s/>?o35 <text:s text:c="2"/>=&gt; ?s35 <text:s/>&lt;isKnownFor&gt; <text:s/>?o35</text:p>
          </table:table-cell>
          <table:table-cell office:value-type="float" office:value="0.000319">
            <text:p>0.000319</text:p>
          </table:table-cell>
          <table:table-cell office:value-type="float" office:value="0.051378">
            <text:p>0.051378</text:p>
          </table:table-cell>
          <table:table-cell office:value-type="float" office:value="0.001509">
            <text:p>0.001509</text:p>
          </table:table-cell>
          <table:table-cell office:value-type="float" office:value="0.381313">
            <text:p>0.381313</text:p>
          </table:table-cell>
          <table:table-cell office:value-type="float" office:value="302">
            <text:p>302</text:p>
          </table:table-cell>
          <table:table-cell office:value-type="float" office:value="200158">
            <text:p>200158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?s26 <text:s/>&lt;directed&gt; <text:s/>?o26 <text:s/>?s26 <text:s/>&lt;created&gt; <text:s/>?o26 <text:s text:c="2"/>=&gt; ?s26 <text:s/>&lt;produced&gt; <text:s/>?o26</text:p>
          </table:table-cell>
          <table:table-cell office:value-type="float" office:value="0.001066">
            <text:p>0.001066</text:p>
          </table:table-cell>
          <table:table-cell office:value-type="float" office:value="0.050109">
            <text:p>0.050109</text:p>
          </table:table-cell>
          <table:table-cell office:value-type="float" office:value="0.161064">
            <text:p>0.161064</text:p>
          </table:table-cell>
          <table:table-cell office:value-type="float" office:value="0.374722">
            <text:p>0.374722</text:p>
          </table:table-cell>
          <table:table-cell office:value-type="float" office:value="1011">
            <text:p>1011</text:p>
          </table:table-cell>
          <table:table-cell office:value-type="float" office:value="6277">
            <text:p>627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?s29 <text:s/>&lt;livesIn&gt; <text:s/>?o29 <text:s text:c="2"/>=&gt; ?s29 <text:s/>&lt;isCitizenOf&gt; <text:s/>?o29</text:p>
          </table:table-cell>
          <table:table-cell office:value-type="float" office:value="0.000691">
            <text:p>0.000691</text:p>
          </table:table-cell>
          <table:table-cell office:value-type="float" office:value="0.044955">
            <text:p>0.044955</text:p>
          </table:table-cell>
          <table:table-cell office:value-type="float" office:value="0.044885">
            <text:p>0.044885</text:p>
          </table:table-cell>
          <table:table-cell office:value-type="float" office:value="0.365717">
            <text:p>0.365717</text:p>
          </table:table-cell>
          <table:table-cell office:value-type="float" office:value="655">
            <text:p>655</text:p>
          </table:table-cell>
          <table:table-cell office:value-type="float" office:value="14593">
            <text:p>14593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?s8 <text:s/>&lt;directed&gt; <text:s/>?o8 <text:s text:c="2"/>=&gt; ?s8 <text:s/>&lt;created&gt; <text:s/>?o8</text:p>
          </table:table-cell>
          <table:table-cell office:value-type="float" office:value="0.006621">
            <text:p>0.006621</text:p>
          </table:table-cell>
          <table:table-cell office:value-type="float" office:value="0.03136">
            <text:p>0.03136</text:p>
          </table:table-cell>
          <table:table-cell office:value-type="float" office:value="0.187524">
            <text:p>0.187524</text:p>
          </table:table-cell>
          <table:table-cell office:value-type="float" office:value="0.324644">
            <text:p>0.324644</text:p>
          </table:table-cell>
          <table:table-cell office:value-type="float" office:value="6277">
            <text:p>6277</text:p>
          </table:table-cell>
          <table:table-cell office:value-type="float" office:value="33473">
            <text:p>33473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?s20 <text:s/>&lt;livesIn&gt; <text:s/>?o20 <text:s text:c="2"/>=&gt; ?s20 <text:s/>&lt;isLeaderOf&gt; <text:s/>?o20</text:p>
          </table:table-cell>
          <table:table-cell office:value-type="float" office:value="0.000227">
            <text:p>0.000227</text:p>
          </table:table-cell>
          <table:table-cell office:value-type="float" office:value="0.033704">
            <text:p>0.033704</text:p>
          </table:table-cell>
          <table:table-cell office:value-type="float" office:value="0.014733">
            <text:p>0.014733</text:p>
          </table:table-cell>
          <table:table-cell office:value-type="float" office:value="0.313869">
            <text:p>0.313869</text:p>
          </table:table-cell>
          <table:table-cell office:value-type="float" office:value="215">
            <text:p>215</text:p>
          </table:table-cell>
          <table:table-cell office:value-type="float" office:value="14593">
            <text:p>14593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?s11 <text:s/>&lt;livesIn&gt; <text:s/>?o11 <text:s text:c="2"/>=&gt; ?s11 <text:s/>&lt;diedIn&gt; <text:s/>?o11</text:p>
          </table:table-cell>
          <table:table-cell office:value-type="float" office:value="0.000282">
            <text:p>0.000282</text:p>
          </table:table-cell>
          <table:table-cell office:value-type="float" office:value="0.012051">
            <text:p>0.012051</text:p>
          </table:table-cell>
          <table:table-cell office:value-type="float" office:value="0.018296">
            <text:p>0.018296</text:p>
          </table:table-cell>
          <table:table-cell office:value-type="float" office:value="0.290533">
            <text:p>0.290533</text:p>
          </table:table-cell>
          <table:table-cell office:value-type="float" office:value="267">
            <text:p>267</text:p>
          </table:table-cell>
          <table:table-cell office:value-type="float" office:value="14593">
            <text:p>1459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?s28 <text:s/>&lt;livesIn&gt; <text:s/>?o28 <text:s text:c="2"/>=&gt; ?s28 <text:s/>&lt;isPoliticianOf&gt; <text:s/>?o28</text:p>
          </table:table-cell>
          <table:table-cell office:value-type="float" office:value="0.000082">
            <text:p>0.000082</text:p>
          </table:table-cell>
          <table:table-cell office:value-type="float" office:value="0.053425">
            <text:p>0.053425</text:p>
          </table:table-cell>
          <table:table-cell office:value-type="float" office:value="0.005345">
            <text:p>0.005345</text:p>
          </table:table-cell>
          <table:table-cell office:value-type="float" office:value="0.287823">
            <text:p>0.287823</text:p>
          </table:table-cell>
          <table:table-cell office:value-type="float" office:value="78">
            <text:p>78</text:p>
          </table:table-cell>
          <table:table-cell office:value-type="float" office:value="14593">
            <text:p>14593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?s21 <text:s/>&lt;dealsWith&gt; <text:s/>?o61 <text:s/>?o61 <text:s/>&lt;dealsWith&gt; <text:s/>?o21 <text:s text:c="2"/>=&gt; ?s21 <text:s/>&lt;dealsWith&gt; <text:s/>?o21</text:p>
          </table:table-cell>
          <table:table-cell office:value-type="float" office:value="0.000484">
            <text:p>0.000484</text:p>
          </table:table-cell>
          <table:table-cell office:value-type="float" office:value="0.666183">
            <text:p>0.666183</text:p>
          </table:table-cell>
          <table:table-cell table:number-columns-repeated="2" office:value-type="float" office:value="0.281941">
            <text:p>0.281941</text:p>
          </table:table-cell>
          <table:table-cell office:value-type="float" office:value="459">
            <text:p>459</text:p>
          </table:table-cell>
          <table:table-cell office:value-type="float" office:value="1628">
            <text:p>1628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?s61 <text:s/>&lt;dealsWith&gt; <text:s/>?o21 <text:s/>?s21 <text:s/>&lt;dealsWith&gt; <text:s/>?s61 <text:s text:c="2"/>=&gt; ?s21 <text:s/>&lt;dealsWith&gt; <text:s/>?o21</text:p>
          </table:table-cell>
          <table:table-cell office:value-type="float" office:value="0.000484">
            <text:p>0.000484</text:p>
          </table:table-cell>
          <table:table-cell office:value-type="float" office:value="0.666183">
            <text:p>0.666183</text:p>
          </table:table-cell>
          <table:table-cell table:number-columns-repeated="2" office:value-type="float" office:value="0.281941">
            <text:p>0.281941</text:p>
          </table:table-cell>
          <table:table-cell office:value-type="float" office:value="459">
            <text:p>459</text:p>
          </table:table-cell>
          <table:table-cell office:value-type="float" office:value="1628">
            <text:p>1628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?s15 <text:s/>&lt;isCitizenOf&gt; <text:s/>?o140 <text:s/>?o140 <text:s/>&lt;hasCapital&gt; <text:s/>?o15 <text:s text:c="2"/>=&gt; ?s15 <text:s/>&lt;wasBornIn&gt; <text:s/>?o15</text:p>
          </table:table-cell>
          <table:table-cell office:value-type="float" office:value="0.001029">
            <text:p>0.001029</text:p>
          </table:table-cell>
          <table:table-cell office:value-type="float" office:value="0.01744">
            <text:p>0.01744</text:p>
          </table:table-cell>
          <table:table-cell office:value-type="float" office:value="0.071638">
            <text:p>0.071638</text:p>
          </table:table-cell>
          <table:table-cell office:value-type="float" office:value="0.268722">
            <text:p>0.268722</text:p>
          </table:table-cell>
          <table:table-cell office:value-type="float" office:value="976">
            <text:p>976</text:p>
          </table:table-cell>
          <table:table-cell office:value-type="float" office:value="13624">
            <text:p>13624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?s63 <text:s/>&lt;isLeaderOf&gt; <text:s/>?s12 <text:s/>?s63 <text:s/>&lt;wasBornIn&gt; <text:s/>?o12 <text:s text:c="2"/>=&gt; ?s12 <text:s/>&lt;hasCapital&gt; <text:s/>?o12</text:p>
          </table:table-cell>
          <table:table-cell office:value-type="float" office:value="0.000025">
            <text:p>0.000025</text:p>
          </table:table-cell>
          <table:table-cell office:value-type="float" office:value="0.011326">
            <text:p>0.011326</text:p>
          </table:table-cell>
          <table:table-cell office:value-type="float" office:value="0.019592">
            <text:p>0.019592</text:p>
          </table:table-cell>
          <table:table-cell office:value-type="float" office:value="0.24">
            <text:p>0.24</text:p>
          </table:table-cell>
          <table:table-cell office:value-type="float" office:value="24">
            <text:p>24</text:p>
          </table:table-cell>
          <table:table-cell office:value-type="float" office:value="1225">
            <text:p>122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?s33 <text:s/>&lt;created&gt; <text:s/>?o33 <text:s text:c="2"/>=&gt; ?s33 <text:s/>&lt;directed&gt; <text:s/>?o33</text:p>
          </table:table-cell>
          <table:table-cell office:value-type="float" office:value="0.006621">
            <text:p>0.006621</text:p>
          </table:table-cell>
          <table:table-cell office:value-type="float" office:value="0.187524">
            <text:p>0.187524</text:p>
          </table:table-cell>
          <table:table-cell office:value-type="float" office:value="0.03136">
            <text:p>0.03136</text:p>
          </table:table-cell>
          <table:table-cell office:value-type="float" office:value="0.228022">
            <text:p>0.228022</text:p>
          </table:table-cell>
          <table:table-cell office:value-type="float" office:value="6277">
            <text:p>6277</text:p>
          </table:table-cell>
          <table:table-cell office:value-type="float" office:value="200158">
            <text:p>200158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?s22 <text:s/>&lt;hasAcademicAdvisor&gt; <text:s/>?o65 <text:s/>?o65 <text:s/>&lt;worksAt&gt; <text:s/>?o22 <text:s text:c="2"/>=&gt; ?s22 <text:s/>&lt;worksAt&gt; <text:s/>?o22</text:p>
          </table:table-cell>
          <table:table-cell office:value-type="float" office:value="0.000053">
            <text:p>0.000053</text:p>
          </table:table-cell>
          <table:table-cell office:value-type="float" office:value="0.020525">
            <text:p>0.020525</text:p>
          </table:table-cell>
          <table:table-cell office:value-type="float" office:value="0.068681">
            <text:p>0.068681</text:p>
          </table:table-cell>
          <table:table-cell office:value-type="float" office:value="0.227273">
            <text:p>0.227273</text:p>
          </table:table-cell>
          <table:table-cell office:value-type="float" office:value="50">
            <text:p>50</text:p>
          </table:table-cell>
          <table:table-cell office:value-type="float" office:value="728">
            <text:p>728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?s9 <text:s/>&lt;wasBornIn&gt; <text:s/>?o9 <text:s text:c="2"/>=&gt; ?s9 <text:s/>&lt;livesIn&gt; <text:s/>?o9</text:p>
          </table:table-cell>
          <table:table-cell office:value-type="float" office:value="0.000815">
            <text:p>0.000815</text:p>
          </table:table-cell>
          <table:table-cell office:value-type="float" office:value="0.052971">
            <text:p>0.052971</text:p>
          </table:table-cell>
          <table:table-cell office:value-type="float" office:value="0.013813">
            <text:p>0.013813</text:p>
          </table:table-cell>
          <table:table-cell office:value-type="float" office:value="0.226952">
            <text:p>0.226952</text:p>
          </table:table-cell>
          <table:table-cell office:value-type="float" office:value="773">
            <text:p>773</text:p>
          </table:table-cell>
          <table:table-cell office:value-type="float" office:value="55963">
            <text:p>55963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?s15 <text:s/>&lt;diedIn&gt; <text:s/>?o15 <text:s text:c="2"/>=&gt; ?s15 <text:s/>&lt;wasBornIn&gt; <text:s/>?o15</text:p>
          </table:table-cell>
          <table:table-cell office:value-type="float" office:value="0.002067">
            <text:p>0.002067</text:p>
          </table:table-cell>
          <table:table-cell office:value-type="float" office:value="0.035023">
            <text:p>0.035023</text:p>
          </table:table-cell>
          <table:table-cell office:value-type="float" office:value="0.088464">
            <text:p>0.088464</text:p>
          </table:table-cell>
          <table:table-cell office:value-type="float" office:value="0.225313">
            <text:p>0.225313</text:p>
          </table:table-cell>
          <table:table-cell office:value-type="float" office:value="1960">
            <text:p>1960</text:p>
          </table:table-cell>
          <table:table-cell office:value-type="float" office:value="22156">
            <text:p>22156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?s11 <text:s/>&lt;wasBornIn&gt; <text:s/>?o11 <text:s text:c="2"/>=&gt; ?s11 <text:s/>&lt;diedIn&gt; <text:s/>?o11</text:p>
          </table:table-cell>
          <table:table-cell office:value-type="float" office:value="0.002067">
            <text:p>0.002067</text:p>
          </table:table-cell>
          <table:table-cell office:value-type="float" office:value="0.088464">
            <text:p>0.088464</text:p>
          </table:table-cell>
          <table:table-cell office:value-type="float" office:value="0.035023">
            <text:p>0.035023</text:p>
          </table:table-cell>
          <table:table-cell office:value-type="float" office:value="0.225313">
            <text:p>0.225313</text:p>
          </table:table-cell>
          <table:table-cell office:value-type="float" office:value="1960">
            <text:p>1960</text:p>
          </table:table-cell>
          <table:table-cell office:value-type="float" office:value="55963">
            <text:p>55963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?s65 <text:s/>&lt;hasAcademicAdvisor&gt; <text:s/>?s22 <text:s/>?s65 <text:s/>&lt;worksAt&gt; <text:s/>?o22 <text:s text:c="2"/>=&gt; ?s22 <text:s/>&lt;worksAt&gt; <text:s/>?o22</text:p>
          </table:table-cell>
          <table:table-cell office:value-type="float" office:value="0.00005">
            <text:p>0.00005</text:p>
          </table:table-cell>
          <table:table-cell office:value-type="float" office:value="0.019294">
            <text:p>0.019294</text:p>
          </table:table-cell>
          <table:table-cell office:value-type="float" office:value="0.086556">
            <text:p>0.086556</text:p>
          </table:table-cell>
          <table:table-cell office:value-type="float" office:value="0.218605">
            <text:p>0.218605</text:p>
          </table:table-cell>
          <table:table-cell office:value-type="float" office:value="47">
            <text:p>47</text:p>
          </table:table-cell>
          <table:table-cell office:value-type="float" office:value="543">
            <text:p>543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?s61 <text:s/>&lt;dealsWith&gt; <text:s/>?s21 <text:s/>?s61 <text:s/>&lt;dealsWith&gt; <text:s/>?o21 <text:s text:c="2"/>=&gt; ?s21 <text:s/>&lt;dealsWith&gt; <text:s/>?o21</text:p>
          </table:table-cell>
          <table:table-cell office:value-type="float" office:value="0.000282">
            <text:p>0.000282</text:p>
          </table:table-cell>
          <table:table-cell office:value-type="float" office:value="0.387518">
            <text:p>0.387518</text:p>
          </table:table-cell>
          <table:table-cell office:value-type="float" office:value="0.154425">
            <text:p>0.154425</text:p>
          </table:table-cell>
          <table:table-cell office:value-type="float" office:value="0.217781">
            <text:p>0.217781</text:p>
          </table:table-cell>
          <table:table-cell office:value-type="float" office:value="267">
            <text:p>267</text:p>
          </table:table-cell>
          <table:table-cell office:value-type="float" office:value="1729">
            <text:p>172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?s29 <text:s/>&lt;livesIn&gt; <text:s/>?o96 <text:s/>?o29 <text:s/>&lt;hasCapital&gt; <text:s/>?o96 <text:s text:c="2"/>=&gt; ?s29 <text:s/>&lt;isCitizenOf&gt; <text:s/>?o29</text:p>
          </table:table-cell>
          <table:table-cell office:value-type="float" office:value="0.000212">
            <text:p>0.000212</text:p>
          </table:table-cell>
          <table:table-cell office:value-type="float" office:value="0.013795">
            <text:p>0.013795</text:p>
          </table:table-cell>
          <table:table-cell office:value-type="float" office:value="0.040837">
            <text:p>0.040837</text:p>
          </table:table-cell>
          <table:table-cell office:value-type="float" office:value="0.207003">
            <text:p>0.207003</text:p>
          </table:table-cell>
          <table:table-cell office:value-type="float" office:value="201">
            <text:p>201</text:p>
          </table:table-cell>
          <table:table-cell office:value-type="float" office:value="4922">
            <text:p>4922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?s29 <text:s/>&lt;wasBornIn&gt; <text:s/>?o96 <text:s/>?o29 <text:s/>&lt;hasCapital&gt; <text:s/>?o96 <text:s text:c="2"/>=&gt; ?s29 <text:s/>&lt;isCitizenOf&gt; <text:s/>?o29</text:p>
          </table:table-cell>
          <table:table-cell office:value-type="float" office:value="0.001029">
            <text:p>0.001029</text:p>
          </table:table-cell>
          <table:table-cell office:value-type="float" office:value="0.066987">
            <text:p>0.066987</text:p>
          </table:table-cell>
          <table:table-cell office:value-type="float" office:value="0.024927">
            <text:p>0.024927</text:p>
          </table:table-cell>
          <table:table-cell office:value-type="float" office:value="0.198173">
            <text:p>0.198173</text:p>
          </table:table-cell>
          <table:table-cell office:value-type="float" office:value="976">
            <text:p>976</text:p>
          </table:table-cell>
          <table:table-cell office:value-type="float" office:value="39155">
            <text:p>39155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?s9 <text:s/>&lt;livesIn&gt; <text:s/>?o85 <text:s/>?o85 <text:s/>&lt;hasCapital&gt; <text:s/>?o9 <text:s text:c="2"/>=&gt; ?s9 <text:s/>&lt;livesIn&gt; <text:s/>?o9</text:p>
          </table:table-cell>
          <table:table-cell office:value-type="float" office:value="0.000693">
            <text:p>0.000693</text:p>
          </table:table-cell>
          <table:table-cell office:value-type="float" office:value="0.045022">
            <text:p>0.045022</text:p>
          </table:table-cell>
          <table:table-cell table:number-columns-repeated="2" office:value-type="float" office:value="0.185331">
            <text:p>0.185331</text:p>
          </table:table-cell>
          <table:table-cell office:value-type="float" office:value="657">
            <text:p>657</text:p>
          </table:table-cell>
          <table:table-cell office:value-type="float" office:value="3545">
            <text:p>3545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?o21 <text:s/>&lt;dealsWith&gt; <text:s/>?s21 <text:s text:c="2"/>=&gt; ?s21 <text:s/>&lt;dealsWith&gt; <text:s/>?o21</text:p>
          </table:table-cell>
          <table:table-cell office:value-type="float" office:value="0.000099">
            <text:p>0.000099</text:p>
          </table:table-cell>
          <table:table-cell table:number-columns-repeated="2" office:value-type="float" office:value="0.13643">
            <text:p>0.13643</text:p>
          </table:table-cell>
          <table:table-cell office:value-type="float" office:value="0.183236">
            <text:p>0.183236</text:p>
          </table:table-cell>
          <table:table-cell office:value-type="float" office:value="94">
            <text:p>94</text:p>
          </table:table-cell>
          <table:table-cell office:value-type="float" office:value="689">
            <text:p>68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?s29 <text:s/>&lt;diedIn&gt; <text:s/>?o96 <text:s/>?o29 <text:s/>&lt;hasCapital&gt; <text:s/>?o96 <text:s text:c="2"/>=&gt; ?s29 <text:s/>&lt;isCitizenOf&gt; <text:s/>?o29</text:p>
          </table:table-cell>
          <table:table-cell office:value-type="float" office:value="0.000726">
            <text:p>0.000726</text:p>
          </table:table-cell>
          <table:table-cell office:value-type="float" office:value="0.04722">
            <text:p>0.04722</text:p>
          </table:table-cell>
          <table:table-cell office:value-type="float" office:value="0.027699">
            <text:p>0.027699</text:p>
          </table:table-cell>
          <table:table-cell office:value-type="float" office:value="0.180577">
            <text:p>0.180577</text:p>
          </table:table-cell>
          <table:table-cell office:value-type="float" office:value="688">
            <text:p>688</text:p>
          </table:table-cell>
          <table:table-cell office:value-type="float" office:value="24838">
            <text:p>24838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?s9 <text:s/>&lt;livesIn&gt; <text:s/>?o85 <text:s/>?o85 <text:s/>&lt;isLocatedIn&gt; <text:s/>?o9 <text:s text:c="2"/>=&gt; ?s9 <text:s/>&lt;livesIn&gt; <text:s/>?o9</text:p>
          </table:table-cell>
          <table:table-cell office:value-type="float" office:value="0.000989">
            <text:p>0.000989</text:p>
          </table:table-cell>
          <table:table-cell office:value-type="float" office:value="0.064277">
            <text:p>0.064277</text:p>
          </table:table-cell>
          <table:table-cell table:number-columns-repeated="2" office:value-type="float" office:value="0.178022">
            <text:p>0.178022</text:p>
          </table:table-cell>
          <table:table-cell office:value-type="float" office:value="938">
            <text:p>938</text:p>
          </table:table-cell>
          <table:table-cell office:value-type="float" office:value="5269">
            <text:p>5269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?s9 <text:s/>&lt;isCitizenOf&gt; <text:s/>?o85 <text:s/>?o85 <text:s/>&lt;hasCapital&gt; <text:s/>?o9 <text:s text:c="2"/>=&gt; ?s9 <text:s/>&lt;livesIn&gt; <text:s/>?o9</text:p>
          </table:table-cell>
          <table:table-cell office:value-type="float" office:value="0.000212">
            <text:p>0.000212</text:p>
          </table:table-cell>
          <table:table-cell office:value-type="float" office:value="0.013774">
            <text:p>0.013774</text:p>
          </table:table-cell>
          <table:table-cell office:value-type="float" office:value="0.014753">
            <text:p>0.014753</text:p>
          </table:table-cell>
          <table:table-cell office:value-type="float" office:value="0.176937">
            <text:p>0.176937</text:p>
          </table:table-cell>
          <table:table-cell office:value-type="float" office:value="201">
            <text:p>201</text:p>
          </table:table-cell>
          <table:table-cell office:value-type="float" office:value="13624">
            <text:p>13624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?s15 <text:s/>&lt;livesIn&gt; <text:s/>?o15 <text:s text:c="2"/>=&gt; ?s15 <text:s/>&lt;wasBornIn&gt; <text:s/>?o15</text:p>
          </table:table-cell>
          <table:table-cell office:value-type="float" office:value="0.000815">
            <text:p>0.000815</text:p>
          </table:table-cell>
          <table:table-cell office:value-type="float" office:value="0.013813">
            <text:p>0.013813</text:p>
          </table:table-cell>
          <table:table-cell office:value-type="float" office:value="0.052971">
            <text:p>0.052971</text:p>
          </table:table-cell>
          <table:table-cell office:value-type="float" office:value="0.171169">
            <text:p>0.171169</text:p>
          </table:table-cell>
          <table:table-cell office:value-type="float" office:value="773">
            <text:p>773</text:p>
          </table:table-cell>
          <table:table-cell office:value-type="float" office:value="14593">
            <text:p>1459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?s11 <text:s/>&lt;isLocatedIn&gt; <text:s/>?o11 <text:s text:c="2"/>=&gt; ?s11 <text:s/>&lt;diedIn&gt; <text:s/>?o11</text:p>
          </table:table-cell>
          <table:table-cell office:value-type="float" office:value="0.000253">
            <text:p>0.000253</text:p>
          </table:table-cell>
          <table:table-cell office:value-type="float" office:value="0.010832">
            <text:p>0.010832</text:p>
          </table:table-cell>
          <table:table-cell office:value-type="float" office:value="0.001126">
            <text:p>0.001126</text:p>
          </table:table-cell>
          <table:table-cell office:value-type="float" office:value="0.169851">
            <text:p>0.169851</text:p>
          </table:table-cell>
          <table:table-cell office:value-type="float" office:value="240">
            <text:p>240</text:p>
          </table:table-cell>
          <table:table-cell office:value-type="float" office:value="213085">
            <text:p>21308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?s20 <text:s/>&lt;wasBornIn&gt; <text:s/>?o20 <text:s text:c="2"/>=&gt; ?s20 <text:s/>&lt;isLeaderOf&gt; <text:s/>?o20</text:p>
          </table:table-cell>
          <table:table-cell office:value-type="float" office:value="0.000104">
            <text:p>0.000104</text:p>
          </table:table-cell>
          <table:table-cell office:value-type="float" office:value="0.01552">
            <text:p>0.01552</text:p>
          </table:table-cell>
          <table:table-cell office:value-type="float" office:value="0.001769">
            <text:p>0.001769</text:p>
          </table:table-cell>
          <table:table-cell office:value-type="float" office:value="0.169231">
            <text:p>0.169231</text:p>
          </table:table-cell>
          <table:table-cell office:value-type="float" office:value="99">
            <text:p>99</text:p>
          </table:table-cell>
          <table:table-cell office:value-type="float" office:value="55963">
            <text:p>55963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?s23 <text:s/>&lt;worksAt&gt; <text:s/>?o23 <text:s text:c="2"/>=&gt; ?s23 <text:s/>&lt;graduatedFrom&gt; <text:s/>?o23</text:p>
          </table:table-cell>
          <table:table-cell office:value-type="float" office:value="0.000231">
            <text:p>0.000231</text:p>
          </table:table-cell>
          <table:table-cell office:value-type="float" office:value="0.018442">
            <text:p>0.018442</text:p>
          </table:table-cell>
          <table:table-cell office:value-type="float" office:value="0.089901">
            <text:p>0.089901</text:p>
          </table:table-cell>
          <table:table-cell office:value-type="float" office:value="0.162463">
            <text:p>0.162463</text:p>
          </table:table-cell>
          <table:table-cell office:value-type="float" office:value="219">
            <text:p>219</text:p>
          </table:table-cell>
          <table:table-cell office:value-type="float" office:value="2436">
            <text:p>2436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?s22 <text:s/>&lt;graduatedFrom&gt; <text:s/>?o22 <text:s text:c="2"/>=&gt; ?s22 <text:s/>&lt;worksAt&gt; <text:s/>?o22</text:p>
          </table:table-cell>
          <table:table-cell office:value-type="float" office:value="0.000231">
            <text:p>0.000231</text:p>
          </table:table-cell>
          <table:table-cell office:value-type="float" office:value="0.089901">
            <text:p>0.089901</text:p>
          </table:table-cell>
          <table:table-cell office:value-type="float" office:value="0.018442">
            <text:p>0.018442</text:p>
          </table:table-cell>
          <table:table-cell office:value-type="float" office:value="0.162463">
            <text:p>0.162463</text:p>
          </table:table-cell>
          <table:table-cell office:value-type="float" office:value="219">
            <text:p>219</text:p>
          </table:table-cell>
          <table:table-cell office:value-type="float" office:value="11875">
            <text:p>1187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?s26 <text:s/>&lt;directed&gt; <text:s/>?o26 <text:s text:c="2"/>=&gt; ?s26 <text:s/>&lt;produced&gt; <text:s/>?o26</text:p>
          </table:table-cell>
          <table:table-cell office:value-type="float" office:value="0.002395">
            <text:p>0.002395</text:p>
          </table:table-cell>
          <table:table-cell office:value-type="float" office:value="0.112559">
            <text:p>0.112559</text:p>
          </table:table-cell>
          <table:table-cell office:value-type="float" office:value="0.067846">
            <text:p>0.067846</text:p>
          </table:table-cell>
          <table:table-cell office:value-type="float" office:value="0.161891">
            <text:p>0.161891</text:p>
          </table:table-cell>
          <table:table-cell office:value-type="float" office:value="2271">
            <text:p>2271</text:p>
          </table:table-cell>
          <table:table-cell office:value-type="float" office:value="33473">
            <text:p>33473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?s61 <text:s/>&lt;livesIn&gt; <text:s/>?s21 <text:s/>?s61 <text:s/>&lt;isCitizenOf&gt; <text:s/>?o21 <text:s text:c="2"/>=&gt; ?s21 <text:s/>&lt;dealsWith&gt; <text:s/>?o21</text:p>
          </table:table-cell>
          <table:table-cell office:value-type="float" office:value="0.000019">
            <text:p>0.000019</text:p>
          </table:table-cell>
          <table:table-cell office:value-type="float" office:value="0.026125">
            <text:p>0.026125</text:p>
          </table:table-cell>
          <table:table-cell office:value-type="float" office:value="0.024523">
            <text:p>0.024523</text:p>
          </table:table-cell>
          <table:table-cell office:value-type="float" office:value="0.160714">
            <text:p>0.160714</text:p>
          </table:table-cell>
          <table:table-cell office:value-type="float" office:value="18">
            <text:p>18</text:p>
          </table:table-cell>
          <table:table-cell office:value-type="float" office:value="734">
            <text:p>734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?s63 <text:s/>&lt;livesIn&gt; <text:s/>?s12 <text:s/>?s63 <text:s/>&lt;diedIn&gt; <text:s/>?o12 <text:s text:c="2"/>=&gt; ?s12 <text:s/>&lt;hasCapital&gt; <text:s/>?o12</text:p>
          </table:table-cell>
          <table:table-cell office:value-type="float" office:value="0.000026">
            <text:p>0.000026</text:p>
          </table:table-cell>
          <table:table-cell office:value-type="float" office:value="0.011798">
            <text:p>0.011798</text:p>
          </table:table-cell>
          <table:table-cell office:value-type="float" office:value="0.042662">
            <text:p>0.042662</text:p>
          </table:table-cell>
          <table:table-cell office:value-type="float" office:value="0.159236">
            <text:p>0.159236</text:p>
          </table:table-cell>
          <table:table-cell office:value-type="float" office:value="25">
            <text:p>25</text:p>
          </table:table-cell>
          <table:table-cell office:value-type="float" office:value="586">
            <text:p>586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?s8 <text:s/>&lt;produced&gt; <text:s/>?o8 <text:s text:c="2"/>=&gt; ?s8 <text:s/>&lt;created&gt; <text:s/>?o8</text:p>
          </table:table-cell>
          <table:table-cell office:value-type="float" office:value="0.00214">
            <text:p>0.00214</text:p>
          </table:table-cell>
          <table:table-cell office:value-type="float" office:value="0.010137">
            <text:p>0.010137</text:p>
          </table:table-cell>
          <table:table-cell office:value-type="float" office:value="0.100565">
            <text:p>0.100565</text:p>
          </table:table-cell>
          <table:table-cell office:value-type="float" office:value="0.156898">
            <text:p>0.156898</text:p>
          </table:table-cell>
          <table:table-cell office:value-type="float" office:value="2029">
            <text:p>2029</text:p>
          </table:table-cell>
          <table:table-cell office:value-type="float" office:value="20176">
            <text:p>20176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?s9 <text:s/>&lt;wasBornIn&gt; <text:s/>?o85 <text:s/>?o85 <text:s/>&lt;isLocatedIn&gt; <text:s/>?o9 <text:s text:c="2"/>=&gt; ?s9 <text:s/>&lt;livesIn&gt; <text:s/>?o9</text:p>
          </table:table-cell>
          <table:table-cell office:value-type="float" office:value="0.000367">
            <text:p>0.000367</text:p>
          </table:table-cell>
          <table:table-cell office:value-type="float" office:value="0.023847">
            <text:p>0.023847</text:p>
          </table:table-cell>
          <table:table-cell office:value-type="float" office:value="0.010303">
            <text:p>0.010303</text:p>
          </table:table-cell>
          <table:table-cell office:value-type="float" office:value="0.153304">
            <text:p>0.153304</text:p>
          </table:table-cell>
          <table:table-cell office:value-type="float" office:value="348">
            <text:p>348</text:p>
          </table:table-cell>
          <table:table-cell office:value-type="float" office:value="33778">
            <text:p>33778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?s13 <text:s/>&lt;dealsWith&gt; <text:s/>?o56 <text:s/>?o56 <text:s/>&lt;imports&gt; <text:s/>?o13 <text:s text:c="2"/>=&gt; ?s13 <text:s/>&lt;imports&gt; <text:s/>?o13</text:p>
          </table:table-cell>
          <table:table-cell office:value-type="float" office:value="0.000117">
            <text:p>0.000117</text:p>
          </table:table-cell>
          <table:table-cell office:value-type="float" office:value="0.330357">
            <text:p>0.330357</text:p>
          </table:table-cell>
          <table:table-cell office:value-type="float" office:value="0.105815">
            <text:p>0.105815</text:p>
          </table:table-cell>
          <table:table-cell office:value-type="float" office:value="0.148794">
            <text:p>0.148794</text:p>
          </table:table-cell>
          <table:table-cell office:value-type="float" office:value="111">
            <text:p>111</text:p>
          </table:table-cell>
          <table:table-cell office:value-type="float" office:value="1049">
            <text:p>1049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?s19 <text:s/>&lt;imports&gt; <text:s/>?o19 <text:s text:c="2"/>=&gt; ?s19 <text:s/>&lt;exports&gt; <text:s/>?o19</text:p>
          </table:table-cell>
          <table:table-cell office:value-type="float" office:value="0.000046">
            <text:p>0.000046</text:p>
          </table:table-cell>
          <table:table-cell office:value-type="float" office:value="0.086785">
            <text:p>0.086785</text:p>
          </table:table-cell>
          <table:table-cell office:value-type="float" office:value="0.130952">
            <text:p>0.130952</text:p>
          </table:table-cell>
          <table:table-cell office:value-type="float" office:value="0.144737">
            <text:p>0.144737</text:p>
          </table:table-cell>
          <table:table-cell office:value-type="float" office:value="44">
            <text:p>44</text:p>
          </table:table-cell>
          <table:table-cell office:value-type="float" office:value="336">
            <text:p>336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?s9 <text:s/>&lt;isLeaderOf&gt; <text:s/>?o9 <text:s text:c="2"/>=&gt; ?s9 <text:s/>&lt;livesIn&gt; <text:s/>?o9</text:p>
          </table:table-cell>
          <table:table-cell office:value-type="float" office:value="0.000227">
            <text:p>0.000227</text:p>
          </table:table-cell>
          <table:table-cell office:value-type="float" office:value="0.014733">
            <text:p>0.014733</text:p>
          </table:table-cell>
          <table:table-cell office:value-type="float" office:value="0.033704">
            <text:p>0.033704</text:p>
          </table:table-cell>
          <table:table-cell office:value-type="float" office:value="0.144489">
            <text:p>0.144489</text:p>
          </table:table-cell>
          <table:table-cell office:value-type="float" office:value="215">
            <text:p>215</text:p>
          </table:table-cell>
          <table:table-cell office:value-type="float" office:value="6379">
            <text:p>6379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?s56 <text:s/>&lt;dealsWith&gt; <text:s/>?s13 <text:s/>?s56 <text:s/>&lt;imports&gt; <text:s/>?o13 <text:s text:c="2"/>=&gt; ?s13 <text:s/>&lt;imports&gt; <text:s/>?o13</text:p>
          </table:table-cell>
          <table:table-cell office:value-type="float" office:value="0.000079">
            <text:p>0.000079</text:p>
          </table:table-cell>
          <table:table-cell office:value-type="float" office:value="0.223214">
            <text:p>0.223214</text:p>
          </table:table-cell>
          <table:table-cell office:value-type="float" office:value="0.092822">
            <text:p>0.092822</text:p>
          </table:table-cell>
          <table:table-cell office:value-type="float" office:value="0.140977">
            <text:p>0.140977</text:p>
          </table:table-cell>
          <table:table-cell office:value-type="float" office:value="75">
            <text:p>75</text:p>
          </table:table-cell>
          <table:table-cell office:value-type="float" office:value="808">
            <text:p>808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?o9 <text:s/>&lt;hasCapital&gt; <text:s/>?o85 <text:s/>?s9 <text:s/>&lt;livesIn&gt; <text:s/>?o85 <text:s text:c="2"/>=&gt; ?s9 <text:s/>&lt;livesIn&gt; <text:s/>?o9</text:p>
          </table:table-cell>
          <table:table-cell office:value-type="float" office:value="0.0007">
            <text:p>0.0007</text:p>
          </table:table-cell>
          <table:table-cell office:value-type="float" office:value="0.045501">
            <text:p>0.045501</text:p>
          </table:table-cell>
          <table:table-cell table:number-columns-repeated="2" office:value-type="float" office:value="0.134905">
            <text:p>0.134905</text:p>
          </table:table-cell>
          <table:table-cell office:value-type="float" office:value="664">
            <text:p>664</text:p>
          </table:table-cell>
          <table:table-cell office:value-type="float" office:value="4922">
            <text:p>4922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?s33 <text:s/>&lt;produced&gt; <text:s/>?o33 <text:s text:c="2"/>=&gt; ?s33 <text:s/>&lt;directed&gt; <text:s/>?o33</text:p>
          </table:table-cell>
          <table:table-cell office:value-type="float" office:value="0.002395">
            <text:p>0.002395</text:p>
          </table:table-cell>
          <table:table-cell office:value-type="float" office:value="0.067846">
            <text:p>0.067846</text:p>
          </table:table-cell>
          <table:table-cell office:value-type="float" office:value="0.112559">
            <text:p>0.112559</text:p>
          </table:table-cell>
          <table:table-cell office:value-type="float" office:value="0.133951">
            <text:p>0.133951</text:p>
          </table:table-cell>
          <table:table-cell office:value-type="float" office:value="2271">
            <text:p>2271</text:p>
          </table:table-cell>
          <table:table-cell office:value-type="float" office:value="20176">
            <text:p>20176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?s26 <text:s/>&lt;created&gt; <text:s/>?o26 <text:s text:c="2"/>=&gt; ?s26 <text:s/>&lt;produced&gt; <text:s/>?o26</text:p>
          </table:table-cell>
          <table:table-cell office:value-type="float" office:value="0.00214">
            <text:p>0.00214</text:p>
          </table:table-cell>
          <table:table-cell office:value-type="float" office:value="0.100565">
            <text:p>0.100565</text:p>
          </table:table-cell>
          <table:table-cell office:value-type="float" office:value="0.010137">
            <text:p>0.010137</text:p>
          </table:table-cell>
          <table:table-cell office:value-type="float" office:value="0.129698">
            <text:p>0.129698</text:p>
          </table:table-cell>
          <table:table-cell office:value-type="float" office:value="2029">
            <text:p>2029</text:p>
          </table:table-cell>
          <table:table-cell office:value-type="float" office:value="200158">
            <text:p>20015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?o30 <text:s/>&lt;influences&gt; <text:s/>?s30 <text:s text:c="2"/>=&gt; ?s30 <text:s/>&lt;hasAcademicAdvisor&gt; <text:s/>?o30</text:p>
          </table:table-cell>
          <table:table-cell office:value-type="float" office:value="0.000031">
            <text:p>0.000031</text:p>
          </table:table-cell>
          <table:table-cell office:value-type="float" office:value="0.014895">
            <text:p>0.014895</text:p>
          </table:table-cell>
          <table:table-cell office:value-type="float" office:value="0.002079">
            <text:p>0.002079</text:p>
          </table:table-cell>
          <table:table-cell office:value-type="float" office:value="0.113725">
            <text:p>0.113725</text:p>
          </table:table-cell>
          <table:table-cell office:value-type="float" office:value="29">
            <text:p>29</text:p>
          </table:table-cell>
          <table:table-cell office:value-type="float" office:value="13950">
            <text:p>13950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?s13 <text:s/>&lt;exports&gt; <text:s/>?o13 <text:s text:c="2"/>=&gt; ?s13 <text:s/>&lt;imports&gt; <text:s/>?o13</text:p>
          </table:table-cell>
          <table:table-cell office:value-type="float" office:value="0.000046">
            <text:p>0.000046</text:p>
          </table:table-cell>
          <table:table-cell office:value-type="float" office:value="0.130952">
            <text:p>0.130952</text:p>
          </table:table-cell>
          <table:table-cell office:value-type="float" office:value="0.086785">
            <text:p>0.086785</text:p>
          </table:table-cell>
          <table:table-cell office:value-type="float" office:value="0.103286">
            <text:p>0.103286</text:p>
          </table:table-cell>
          <table:table-cell office:value-type="float" office:value="44">
            <text:p>44</text:p>
          </table:table-cell>
          <table:table-cell office:value-type="float" office:value="507">
            <text:p>507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?s93 <text:s/>&lt;dealsWith&gt; <text:s/>?s36 <text:s/>?s93 <text:s/>&lt;hasOfficialLanguage&gt; <text:s/>?o36 <text:s text:c="2"/>=&gt; ?s36 <text:s/>&lt;hasOfficialLanguage&gt; <text:s/>?o36</text:p>
          </table:table-cell>
          <table:table-cell office:value-type="float" office:value="0.000055">
            <text:p>0.000055</text:p>
          </table:table-cell>
          <table:table-cell office:value-type="float" office:value="0.064757">
            <text:p>0.064757</text:p>
          </table:table-cell>
          <table:table-cell office:value-type="float" office:value="0.077844">
            <text:p>0.077844</text:p>
          </table:table-cell>
          <table:table-cell office:value-type="float" office:value="0.096475">
            <text:p>0.096475</text:p>
          </table:table-cell>
          <table:table-cell office:value-type="float" office:value="52">
            <text:p>52</text:p>
          </table:table-cell>
          <table:table-cell office:value-type="float" office:value="668">
            <text:p>668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?s13 <text:s/>&lt;dealsWith&gt; <text:s/>?o56 <text:s/>?o56 <text:s/>&lt;exports&gt; <text:s/>?o13 <text:s text:c="2"/>=&gt; ?s13 <text:s/>&lt;imports&gt; <text:s/>?o13</text:p>
          </table:table-cell>
          <table:table-cell office:value-type="float" office:value="0.000088">
            <text:p>0.000088</text:p>
          </table:table-cell>
          <table:table-cell office:value-type="float" office:value="0.247024">
            <text:p>0.247024</text:p>
          </table:table-cell>
          <table:table-cell office:value-type="float" office:value="0.068144">
            <text:p>0.068144</text:p>
          </table:table-cell>
          <table:table-cell office:value-type="float" office:value="0.091814">
            <text:p>0.091814</text:p>
          </table:table-cell>
          <table:table-cell office:value-type="float" office:value="83">
            <text:p>83</text:p>
          </table:table-cell>
          <table:table-cell office:value-type="float" office:value="1218">
            <text:p>1218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?s36 <text:s/>&lt;dealsWith&gt; <text:s/>?o93 <text:s/>?o93 <text:s/>&lt;hasOfficialLanguage&gt; <text:s/>?o36 <text:s text:c="2"/>=&gt; ?s36 <text:s/>&lt;hasOfficialLanguage&gt; <text:s/>?o36</text:p>
          </table:table-cell>
          <table:table-cell office:value-type="float" office:value="0.000059">
            <text:p>0.000059</text:p>
          </table:table-cell>
          <table:table-cell office:value-type="float" office:value="0.069738">
            <text:p>0.069738</text:p>
          </table:table-cell>
          <table:table-cell office:value-type="float" office:value="0.069825">
            <text:p>0.069825</text:p>
          </table:table-cell>
          <table:table-cell office:value-type="float" office:value="0.086957">
            <text:p>0.086957</text:p>
          </table:table-cell>
          <table:table-cell office:value-type="float" office:value="56">
            <text:p>56</text:p>
          </table:table-cell>
          <table:table-cell office:value-type="float" office:value="802">
            <text:p>802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?s19 <text:s/>&lt;dealsWith&gt; <text:s/>?o55 <text:s/>?o55 <text:s/>&lt;exports&gt; <text:s/>?o19 <text:s text:c="2"/>=&gt; ?s19 <text:s/>&lt;exports&gt; <text:s/>?o19</text:p>
          </table:table-cell>
          <table:table-cell office:value-type="float" office:value="0.000094">
            <text:p>0.000094</text:p>
          </table:table-cell>
          <table:table-cell office:value-type="float" office:value="0.175542">
            <text:p>0.175542</text:p>
          </table:table-cell>
          <table:table-cell table:number-columns-repeated="2" office:value-type="float" office:value="0.073071">
            <text:p>0.073071</text:p>
          </table:table-cell>
          <table:table-cell office:value-type="float" office:value="89">
            <text:p>89</text:p>
          </table:table-cell>
          <table:table-cell office:value-type="float" office:value="1218">
            <text:p>1218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?s63 <text:s/>&lt;isCitizenOf&gt; <text:s/>?s12 <text:s/>?s63 <text:s/>&lt;diedIn&gt; <text:s/>?o12 <text:s text:c="2"/>=&gt; ?s12 <text:s/>&lt;hasCapital&gt; <text:s/>?o12</text:p>
          </table:table-cell>
          <table:table-cell office:value-type="float" office:value="0.000051">
            <text:p>0.000051</text:p>
          </table:table-cell>
          <table:table-cell office:value-type="float" office:value="0.022652">
            <text:p>0.022652</text:p>
          </table:table-cell>
          <table:table-cell office:value-type="float" office:value="0.067989">
            <text:p>0.067989</text:p>
          </table:table-cell>
          <table:table-cell office:value-type="float" office:value="0.072727">
            <text:p>0.072727</text:p>
          </table:table-cell>
          <table:table-cell office:value-type="float" office:value="48">
            <text:p>48</text:p>
          </table:table-cell>
          <table:table-cell office:value-type="float" office:value="706">
            <text:p>706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?s63 <text:s/>&lt;isCitizenOf&gt; <text:s/>?s12 <text:s/>?s63 <text:s/>&lt;livesIn&gt; <text:s/>?o12 <text:s text:c="2"/>=&gt; ?s12 <text:s/>&lt;hasCapital&gt; <text:s/>?o12</text:p>
          </table:table-cell>
          <table:table-cell office:value-type="float" office:value="0.000045">
            <text:p>0.000045</text:p>
          </table:table-cell>
          <table:table-cell office:value-type="float" office:value="0.020293">
            <text:p>0.020293</text:p>
          </table:table-cell>
          <table:table-cell office:value-type="float" office:value="0.058583">
            <text:p>0.058583</text:p>
          </table:table-cell>
          <table:table-cell office:value-type="float" office:value="0.065749">
            <text:p>0.065749</text:p>
          </table:table-cell>
          <table:table-cell office:value-type="float" office:value="43">
            <text:p>43</text:p>
          </table:table-cell>
          <table:table-cell office:value-type="float" office:value="734">
            <text:p>734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?s55 <text:s/>&lt;dealsWith&gt; <text:s/>?s19 <text:s/>?s55 <text:s/>&lt;imports&gt; <text:s/>?o19 <text:s text:c="2"/>=&gt; ?s19 <text:s/>&lt;exports&gt; <text:s/>?o19</text:p>
          </table:table-cell>
          <table:table-cell office:value-type="float" office:value="0.000047">
            <text:p>0.000047</text:p>
          </table:table-cell>
          <table:table-cell office:value-type="float" office:value="0.088757">
            <text:p>0.088757</text:p>
          </table:table-cell>
          <table:table-cell office:value-type="float" office:value="0.055693">
            <text:p>0.055693</text:p>
          </table:table-cell>
          <table:table-cell office:value-type="float" office:value="0.064748">
            <text:p>0.064748</text:p>
          </table:table-cell>
          <table:table-cell office:value-type="float" office:value="45">
            <text:p>45</text:p>
          </table:table-cell>
          <table:table-cell office:value-type="float" office:value="808">
            <text:p>808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?s63 <text:s/>&lt;livesIn&gt; <text:s/>?s12 <text:s/>?s63 <text:s/>&lt;livesIn&gt; <text:s/>?o12 <text:s text:c="2"/>=&gt; ?s12 <text:s/>&lt;hasCapital&gt; <text:s/>?o12</text:p>
          </table:table-cell>
          <table:table-cell office:value-type="float" office:value="0.000104">
            <text:p>0.000104</text:p>
          </table:table-cell>
          <table:table-cell office:value-type="float" office:value="0.04672">
            <text:p>0.04672</text:p>
          </table:table-cell>
          <table:table-cell office:value-type="float" office:value="0.010743">
            <text:p>0.010743</text:p>
          </table:table-cell>
          <table:table-cell office:value-type="float" office:value="0.064369">
            <text:p>0.064369</text:p>
          </table:table-cell>
          <table:table-cell office:value-type="float" office:value="99">
            <text:p>99</text:p>
          </table:table-cell>
          <table:table-cell office:value-type="float" office:value="9215">
            <text:p>921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?s21 <text:s/>&lt;imports&gt; <text:s/>?o61 <text:s/>?o21 <text:s/>&lt;exports&gt; <text:s/>?o61 <text:s text:c="2"/>=&gt; ?s21 <text:s/>&lt;dealsWith&gt; <text:s/>?o21</text:p>
          </table:table-cell>
          <table:table-cell office:value-type="float" office:value="0.000127">
            <text:p>0.000127</text:p>
          </table:table-cell>
          <table:table-cell office:value-type="float" office:value="0.174165">
            <text:p>0.174165</text:p>
          </table:table-cell>
          <table:table-cell office:value-type="float" office:value="0.049958">
            <text:p>0.049958</text:p>
          </table:table-cell>
          <table:table-cell office:value-type="float" office:value="0.064137">
            <text:p>0.064137</text:p>
          </table:table-cell>
          <table:table-cell office:value-type="float" office:value="120">
            <text:p>120</text:p>
          </table:table-cell>
          <table:table-cell office:value-type="float" office:value="2402">
            <text:p>2402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?s63 <text:s/>&lt;isCitizenOf&gt; <text:s/>?s12 <text:s/>?s63 <text:s/>&lt;isLocatedIn&gt; <text:s/>?o12 <text:s text:c="2"/>=&gt; ?s12 <text:s/>&lt;hasCapital&gt; <text:s/>?o12</text:p>
          </table:table-cell>
          <table:table-cell office:value-type="float" office:value="0.000037">
            <text:p>0.000037</text:p>
          </table:table-cell>
          <table:table-cell office:value-type="float" office:value="0.016517">
            <text:p>0.016517</text:p>
          </table:table-cell>
          <table:table-cell office:value-type="float" office:value="0.060137">
            <text:p>0.060137</text:p>
          </table:table-cell>
          <table:table-cell office:value-type="float" office:value="0.064103">
            <text:p>0.064103</text:p>
          </table:table-cell>
          <table:table-cell office:value-type="float" office:value="35">
            <text:p>35</text:p>
          </table:table-cell>
          <table:table-cell office:value-type="float" office:value="582">
            <text:p>582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?s63 <text:s/>&lt;livesIn&gt; <text:s/>?s12 <text:s/>?s63 <text:s/>&lt;wasBornIn&gt; <text:s/>?o12 <text:s text:c="2"/>=&gt; ?s12 <text:s/>&lt;hasCapital&gt; <text:s/>?o12</text:p>
          </table:table-cell>
          <table:table-cell office:value-type="float" office:value="0.000045">
            <text:p>0.000045</text:p>
          </table:table-cell>
          <table:table-cell office:value-type="float" office:value="0.020293">
            <text:p>0.020293</text:p>
          </table:table-cell>
          <table:table-cell office:value-type="float" office:value="0.011473">
            <text:p>0.011473</text:p>
          </table:table-cell>
          <table:table-cell office:value-type="float" office:value="0.0625">
            <text:p>0.0625</text:p>
          </table:table-cell>
          <table:table-cell office:value-type="float" office:value="43">
            <text:p>43</text:p>
          </table:table-cell>
          <table:table-cell office:value-type="float" office:value="3748">
            <text:p>3748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?s58 <text:s/>&lt;dealsWith&gt; <text:s/>?s17 <text:s/>?s58 <text:s/>&lt;hasCurrency&gt; <text:s/>?o17 <text:s text:c="2"/>=&gt; ?s17 <text:s/>&lt;hasCurrency&gt; <text:s/>?o17</text:p>
          </table:table-cell>
          <table:table-cell office:value-type="float" office:value="0.000008">
            <text:p>0.000008</text:p>
          </table:table-cell>
          <table:table-cell office:value-type="float" office:value="0.02139">
            <text:p>0.02139</text:p>
          </table:table-cell>
          <table:table-cell office:value-type="float" office:value="0.027491">
            <text:p>0.027491</text:p>
          </table:table-cell>
          <table:table-cell office:value-type="float" office:value="0.059701">
            <text:p>0.059701</text:p>
          </table:table-cell>
          <table:table-cell office:value-type="float" office:value="8">
            <text:p>8</text:p>
          </table:table-cell>
          <table:table-cell office:value-type="float" office:value="291">
            <text:p>291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?s21 <text:s/>&lt;participatedIn&gt; <text:s/>?o61 <text:s/>?o21 <text:s/>&lt;participatedIn&gt; <text:s/>?o61 <text:s text:c="2"/>=&gt; ?s21 <text:s/>&lt;dealsWith&gt; <text:s/>?o21</text:p>
          </table:table-cell>
          <table:table-cell office:value-type="float" office:value="0.000256">
            <text:p>0.000256</text:p>
          </table:table-cell>
          <table:table-cell office:value-type="float" office:value="0.352685">
            <text:p>0.352685</text:p>
          </table:table-cell>
          <table:table-cell office:value-type="float" office:value="0.01291">
            <text:p>0.01291</text:p>
          </table:table-cell>
          <table:table-cell office:value-type="float" office:value="0.058343">
            <text:p>0.058343</text:p>
          </table:table-cell>
          <table:table-cell office:value-type="float" office:value="243">
            <text:p>243</text:p>
          </table:table-cell>
          <table:table-cell office:value-type="float" office:value="18823">
            <text:p>18823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?s61 <text:s/>&lt;dealsWith&gt; <text:s/>?s21 <text:s/>?o21 <text:s/>&lt;dealsWith&gt; <text:s/>?s61 <text:s text:c="2"/>=&gt; ?s21 <text:s/>&lt;dealsWith&gt; <text:s/>?o21</text:p>
          </table:table-cell>
          <table:table-cell office:value-type="float" office:value="0.000075">
            <text:p>0.000075</text:p>
          </table:table-cell>
          <table:table-cell office:value-type="float" office:value="0.103048">
            <text:p>0.103048</text:p>
          </table:table-cell>
          <table:table-cell office:value-type="float" office:value="0.043612">
            <text:p>0.043612</text:p>
          </table:table-cell>
          <table:table-cell office:value-type="float" office:value="0.055774">
            <text:p>0.055774</text:p>
          </table:table-cell>
          <table:table-cell office:value-type="float" office:value="71">
            <text:p>71</text:p>
          </table:table-cell>
          <table:table-cell office:value-type="float" office:value="1628">
            <text:p>162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?o21 <text:s/>&lt;dealsWith&gt; <text:s/>?o61 <text:s/>?o61 <text:s/>&lt;dealsWith&gt; <text:s/>?s21 <text:s text:c="2"/>=&gt; ?s21 <text:s/>&lt;dealsWith&gt; <text:s/>?o21</text:p>
          </table:table-cell>
          <table:table-cell office:value-type="float" office:value="0.000075">
            <text:p>0.000075</text:p>
          </table:table-cell>
          <table:table-cell office:value-type="float" office:value="0.103048">
            <text:p>0.103048</text:p>
          </table:table-cell>
          <table:table-cell office:value-type="float" office:value="0.043612">
            <text:p>0.043612</text:p>
          </table:table-cell>
          <table:table-cell office:value-type="float" office:value="0.055774">
            <text:p>0.055774</text:p>
          </table:table-cell>
          <table:table-cell office:value-type="float" office:value="71">
            <text:p>71</text:p>
          </table:table-cell>
          <table:table-cell office:value-type="float" office:value="1628">
            <text:p>1628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?s19 <text:s/>&lt;dealsWith&gt; <text:s/>?o55 <text:s/>?o55 <text:s/>&lt;imports&gt; <text:s/>?o19 <text:s text:c="2"/>=&gt; ?s19 <text:s/>&lt;exports&gt; <text:s/>?o19</text:p>
          </table:table-cell>
          <table:table-cell office:value-type="float" office:value="0.000055">
            <text:p>0.000055</text:p>
          </table:table-cell>
          <table:table-cell office:value-type="float" office:value="0.102564">
            <text:p>0.102564</text:p>
          </table:table-cell>
          <table:table-cell office:value-type="float" office:value="0.049571">
            <text:p>0.049571</text:p>
          </table:table-cell>
          <table:table-cell office:value-type="float" office:value="0.054507">
            <text:p>0.054507</text:p>
          </table:table-cell>
          <table:table-cell office:value-type="float" office:value="52">
            <text:p>52</text:p>
          </table:table-cell>
          <table:table-cell office:value-type="float" office:value="1049">
            <text:p>1049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?s17 <text:s/>&lt;dealsWith&gt; <text:s/>?o58 <text:s/>?o58 <text:s/>&lt;hasCurrency&gt; <text:s/>?o17 <text:s text:c="2"/>=&gt; ?s17 <text:s/>&lt;hasCurrency&gt; <text:s/>?o17</text:p>
          </table:table-cell>
          <table:table-cell office:value-type="float" office:value="0.000007">
            <text:p>0.000007</text:p>
          </table:table-cell>
          <table:table-cell office:value-type="float" office:value="0.018717">
            <text:p>0.018717</text:p>
          </table:table-cell>
          <table:table-cell office:value-type="float" office:value="0.023891">
            <text:p>0.023891</text:p>
          </table:table-cell>
          <table:table-cell office:value-type="float" office:value="0.05036">
            <text:p>0.05036</text:p>
          </table:table-cell>
          <table:table-cell office:value-type="float" office:value="7">
            <text:p>7</text:p>
          </table:table-cell>
          <table:table-cell office:value-type="float" office:value="293">
            <text:p>293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?s55 <text:s/>&lt;dealsWith&gt; <text:s/>?s19 <text:s/>?s55 <text:s/>&lt;exports&gt; <text:s/>?o19 <text:s text:c="2"/>=&gt; ?s19 <text:s/>&lt;exports&gt; <text:s/>?o19</text:p>
          </table:table-cell>
          <table:table-cell office:value-type="float" office:value="0.000078">
            <text:p>0.000078</text:p>
          </table:table-cell>
          <table:table-cell office:value-type="float" office:value="0.145957">
            <text:p>0.145957</text:p>
          </table:table-cell>
          <table:table-cell table:number-columns-repeated="2" office:value-type="float" office:value="0.049039">
            <text:p>0.049039</text:p>
          </table:table-cell>
          <table:table-cell office:value-type="float" office:value="74">
            <text:p>74</text:p>
          </table:table-cell>
          <table:table-cell office:value-type="float" office:value="1509">
            <text:p>1509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?s63 <text:s/>&lt;isCitizenOf&gt; <text:s/>?s12 <text:s/>?s63 <text:s/>&lt;wasBornIn&gt; <text:s/>?o12 <text:s text:c="2"/>=&gt; ?s12 <text:s/>&lt;hasCapital&gt; <text:s/>?o12</text:p>
          </table:table-cell>
          <table:table-cell office:value-type="float" office:value="0.000069">
            <text:p>0.000069</text:p>
          </table:table-cell>
          <table:table-cell office:value-type="float" office:value="0.030675">
            <text:p>0.030675</text:p>
          </table:table-cell>
          <table:table-cell office:value-type="float" office:value="0.045139">
            <text:p>0.045139</text:p>
          </table:table-cell>
          <table:table-cell office:value-type="float" office:value="0.047724">
            <text:p>0.047724</text:p>
          </table:table-cell>
          <table:table-cell office:value-type="float" office:value="65">
            <text:p>65</text:p>
          </table:table-cell>
          <table:table-cell office:value-type="float" office:value="1440">
            <text:p>1440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?s21 <text:s/>&lt;dealsWith&gt; <text:s/>?o61 <text:s/>?o21 <text:s/>&lt;dealsWith&gt; <text:s/>?o61 <text:s text:c="2"/>=&gt; ?s21 <text:s/>&lt;dealsWith&gt; <text:s/>?o21</text:p>
          </table:table-cell>
          <table:table-cell office:value-type="float" office:value="0.000471">
            <text:p>0.000471</text:p>
          </table:table-cell>
          <table:table-cell office:value-type="float" office:value="0.648766">
            <text:p>0.648766</text:p>
          </table:table-cell>
          <table:table-cell table:number-columns-repeated="2" office:value-type="float" office:value="0.047695">
            <text:p>0.047695</text:p>
          </table:table-cell>
          <table:table-cell office:value-type="float" office:value="447">
            <text:p>447</text:p>
          </table:table-cell>
          <table:table-cell office:value-type="float" office:value="9372">
            <text:p>9372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?s61 <text:s/>&lt;livesIn&gt; <text:s/>?s21 <text:s/>?s61 <text:s/>&lt;livesIn&gt; <text:s/>?o21 <text:s text:c="2"/>=&gt; ?s21 <text:s/>&lt;dealsWith&gt; <text:s/>?o21</text:p>
          </table:table-cell>
          <table:table-cell office:value-type="float" office:value="0.000038">
            <text:p>0.000038</text:p>
          </table:table-cell>
          <table:table-cell office:value-type="float" office:value="0.05225">
            <text:p>0.05225</text:p>
          </table:table-cell>
          <table:table-cell office:value-type="float" office:value="0.003907">
            <text:p>0.003907</text:p>
          </table:table-cell>
          <table:table-cell office:value-type="float" office:value="0.045283">
            <text:p>0.045283</text:p>
          </table:table-cell>
          <table:table-cell office:value-type="float" office:value="36">
            <text:p>36</text:p>
          </table:table-cell>
          <table:table-cell office:value-type="float" office:value="9215">
            <text:p>921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?s24 <text:s/>&lt;influences&gt; <text:s/>?o84 <text:s/>?o24 <text:s/>&lt;influences&gt; <text:s/>?o84 <text:s text:c="2"/>=&gt; ?s24 <text:s/>&lt;influences&gt; <text:s/>?o24</text:p>
          </table:table-cell>
          <table:table-cell office:value-type="float" office:value="0.00199">
            <text:p>0.00199</text:p>
          </table:table-cell>
          <table:table-cell office:value-type="float" office:value="0.135269">
            <text:p>0.135269</text:p>
          </table:table-cell>
          <table:table-cell office:value-type="float" office:value="0.028123">
            <text:p>0.028123</text:p>
          </table:table-cell>
          <table:table-cell office:value-type="float" office:value="0.043577">
            <text:p>0.043577</text:p>
          </table:table-cell>
          <table:table-cell office:value-type="float" office:value="1887">
            <text:p>1887</text:p>
          </table:table-cell>
          <table:table-cell office:value-type="float" office:value="67099">
            <text:p>67099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?s24 <text:s/>&lt;influences&gt; <text:s/>?o84 <text:s/>?o84 <text:s/>&lt;influences&gt; <text:s/>?o24 <text:s text:c="2"/>=&gt; ?s24 <text:s/>&lt;influences&gt; <text:s/>?o24</text:p>
          </table:table-cell>
          <table:table-cell office:value-type="float" office:value="0.002611">
            <text:p>0.002611</text:p>
          </table:table-cell>
          <table:table-cell office:value-type="float" office:value="0.177419">
            <text:p>0.177419</text:p>
          </table:table-cell>
          <table:table-cell table:number-columns-repeated="2" office:value-type="float" office:value="0.042555">
            <text:p>0.042555</text:p>
          </table:table-cell>
          <table:table-cell office:value-type="float" office:value="2475">
            <text:p>2475</text:p>
          </table:table-cell>
          <table:table-cell office:value-type="float" office:value="58160">
            <text:p>58160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?s84 <text:s/>&lt;influences&gt; <text:s/>?o24 <text:s/>?s24 <text:s/>&lt;influences&gt; <text:s/>?s84 <text:s text:c="2"/>=&gt; ?s24 <text:s/>&lt;influences&gt; <text:s/>?o24</text:p>
          </table:table-cell>
          <table:table-cell office:value-type="float" office:value="0.002611">
            <text:p>0.002611</text:p>
          </table:table-cell>
          <table:table-cell office:value-type="float" office:value="0.177419">
            <text:p>0.177419</text:p>
          </table:table-cell>
          <table:table-cell table:number-columns-repeated="2" office:value-type="float" office:value="0.042555">
            <text:p>0.042555</text:p>
          </table:table-cell>
          <table:table-cell office:value-type="float" office:value="2475">
            <text:p>2475</text:p>
          </table:table-cell>
          <table:table-cell office:value-type="float" office:value="58160">
            <text:p>58160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?s21 <text:s/>&lt;exports&gt; <text:s/>?o61 <text:s/>?o21 <text:s/>&lt;imports&gt; <text:s/>?o61 <text:s text:c="2"/>=&gt; ?s21 <text:s/>&lt;dealsWith&gt; <text:s/>?o21</text:p>
          </table:table-cell>
          <table:table-cell office:value-type="float" office:value="0.00009">
            <text:p>0.00009</text:p>
          </table:table-cell>
          <table:table-cell office:value-type="float" office:value="0.123367">
            <text:p>0.123367</text:p>
          </table:table-cell>
          <table:table-cell office:value-type="float" office:value="0.035387">
            <text:p>0.035387</text:p>
          </table:table-cell>
          <table:table-cell office:value-type="float" office:value="0.042142">
            <text:p>0.042142</text:p>
          </table:table-cell>
          <table:table-cell office:value-type="float" office:value="85">
            <text:p>85</text:p>
          </table:table-cell>
          <table:table-cell office:value-type="float" office:value="2402">
            <text:p>2402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?s21 <text:s/>&lt;exports&gt; <text:s/>?o61 <text:s/>?o21 <text:s/>&lt;exports&gt; <text:s/>?o61 <text:s text:c="2"/>=&gt; ?s21 <text:s/>&lt;dealsWith&gt; <text:s/>?o21</text:p>
          </table:table-cell>
          <table:table-cell office:value-type="float" office:value="0.000107">
            <text:p>0.000107</text:p>
          </table:table-cell>
          <table:table-cell office:value-type="float" office:value="0.146589">
            <text:p>0.146589</text:p>
          </table:table-cell>
          <table:table-cell office:value-type="float" office:value="0.032084">
            <text:p>0.032084</text:p>
          </table:table-cell>
          <table:table-cell office:value-type="float" office:value="0.042118">
            <text:p>0.042118</text:p>
          </table:table-cell>
          <table:table-cell office:value-type="float" office:value="101">
            <text:p>101</text:p>
          </table:table-cell>
          <table:table-cell office:value-type="float" office:value="3148">
            <text:p>3148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?s21 <text:s/>&lt;imports&gt; <text:s/>?o61 <text:s/>?o21 <text:s/>&lt;imports&gt; <text:s/>?o61 <text:s text:c="2"/>=&gt; ?s21 <text:s/>&lt;dealsWith&gt; <text:s/>?o21</text:p>
          </table:table-cell>
          <table:table-cell office:value-type="float" office:value="0.000181">
            <text:p>0.000181</text:p>
          </table:table-cell>
          <table:table-cell office:value-type="float" office:value="0.249637">
            <text:p>0.249637</text:p>
          </table:table-cell>
          <table:table-cell office:value-type="float" office:value="0.031935">
            <text:p>0.031935</text:p>
          </table:table-cell>
          <table:table-cell office:value-type="float" office:value="0.041546">
            <text:p>0.041546</text:p>
          </table:table-cell>
          <table:table-cell office:value-type="float" office:value="172">
            <text:p>172</text:p>
          </table:table-cell>
          <table:table-cell office:value-type="float" office:value="5386">
            <text:p>5386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?s61 <text:s/>&lt;livesIn&gt; <text:s/>?o21 <text:s/>?s61 <text:s/>&lt;isCitizenOf&gt; <text:s/>?s21 <text:s text:c="2"/>=&gt; ?s21 <text:s/>&lt;dealsWith&gt; <text:s/>?o21</text:p>
          </table:table-cell>
          <table:table-cell office:value-type="float" office:value="0.000024">
            <text:p>0.000024</text:p>
          </table:table-cell>
          <table:table-cell office:value-type="float" office:value="0.033382">
            <text:p>0.033382</text:p>
          </table:table-cell>
          <table:table-cell office:value-type="float" office:value="0.031335">
            <text:p>0.031335</text:p>
          </table:table-cell>
          <table:table-cell office:value-type="float" office:value="0.041441">
            <text:p>0.041441</text:p>
          </table:table-cell>
          <table:table-cell office:value-type="float" office:value="23">
            <text:p>23</text:p>
          </table:table-cell>
          <table:table-cell office:value-type="float" office:value="734">
            <text:p>734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?s87 <text:s/>&lt;dealsWith&gt; <text:s/>?s31 <text:s/>?s87 <text:s/>&lt;participatedIn&gt; <text:s/>?o31 <text:s text:c="2"/>=&gt; ?s31 <text:s/>&lt;participatedIn&gt; <text:s/>?o31</text:p>
          </table:table-cell>
          <table:table-cell office:value-type="float" office:value="0.000863">
            <text:p>0.000863</text:p>
          </table:table-cell>
          <table:table-cell office:value-type="float" office:value="0.058374">
            <text:p>0.058374</text:p>
          </table:table-cell>
          <table:table-cell table:number-columns-repeated="2" office:value-type="float" office:value="0.038843">
            <text:p>0.038843</text:p>
          </table:table-cell>
          <table:table-cell office:value-type="float" office:value="818">
            <text:p>818</text:p>
          </table:table-cell>
          <table:table-cell office:value-type="float" office:value="21059">
            <text:p>21059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?s56 <text:s/>&lt;dealsWith&gt; <text:s/>?s13 <text:s/>?s56 <text:s/>&lt;exports&gt; <text:s/>?o13 <text:s text:c="2"/>=&gt; ?s13 <text:s/>&lt;imports&gt; <text:s/>?o13</text:p>
          </table:table-cell>
          <table:table-cell office:value-type="float" office:value="0.000042">
            <text:p>0.000042</text:p>
          </table:table-cell>
          <table:table-cell office:value-type="float" office:value="0.119048">
            <text:p>0.119048</text:p>
          </table:table-cell>
          <table:table-cell office:value-type="float" office:value="0.026508">
            <text:p>0.026508</text:p>
          </table:table-cell>
          <table:table-cell office:value-type="float" office:value="0.038314">
            <text:p>0.038314</text:p>
          </table:table-cell>
          <table:table-cell office:value-type="float" office:value="40">
            <text:p>40</text:p>
          </table:table-cell>
          <table:table-cell office:value-type="float" office:value="1509">
            <text:p>1509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?s21 <text:s/>&lt;hasCurrency&gt; <text:s/>?o61 <text:s/>?o21 <text:s/>&lt;hasCurrency&gt; <text:s/>?o61 <text:s text:c="2"/>=&gt; ?s21 <text:s/>&lt;dealsWith&gt; <text:s/>?o21</text:p>
          </table:table-cell>
          <table:table-cell office:value-type="float" office:value="0.000009">
            <text:p>0.000009</text:p>
          </table:table-cell>
          <table:table-cell office:value-type="float" office:value="0.013062">
            <text:p>0.013062</text:p>
          </table:table-cell>
          <table:table-cell office:value-type="float" office:value="0.004857">
            <text:p>0.004857</text:p>
          </table:table-cell>
          <table:table-cell office:value-type="float" office:value="0.030612">
            <text:p>0.030612</text:p>
          </table:table-cell>
          <table:table-cell office:value-type="float" office:value="9">
            <text:p>9</text:p>
          </table:table-cell>
          <table:table-cell office:value-type="float" office:value="1853">
            <text:p>1853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?s88 <text:s/>&lt;created&gt; <text:s/>?s4 <text:s/>?s88 <text:s/>&lt;created&gt; <text:s/>?o4 <text:s text:c="2"/>=&gt; ?s4 <text:s/>&lt;hasChild&gt; <text:s/>?o4</text:p>
          </table:table-cell>
          <table:table-cell office:value-type="float" office:value="0.000193">
            <text:p>0.000193</text:p>
          </table:table-cell>
          <table:table-cell office:value-type="float" office:value="0.015837">
            <text:p>0.015837</text:p>
          </table:table-cell>
          <table:table-cell office:value-type="float" office:value="0.000044">
            <text:p>0.000044</text:p>
          </table:table-cell>
          <table:table-cell office:value-type="float" office:value="0.028016">
            <text:p>0.028016</text:p>
          </table:table-cell>
          <table:table-cell office:value-type="float" office:value="183">
            <text:p>183</text:p>
          </table:table-cell>
          <table:table-cell office:value-type="float" office:value="4184022">
            <text:p>4184022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?s103 <text:s/>&lt;created&gt; <text:s/>?s34 <text:s/>?s103 <text:s/>&lt;created&gt; <text:s/>?o34 <text:s text:c="2"/>=&gt; ?s34 <text:s/>&lt;isMarriedTo&gt; <text:s/>?o34</text:p>
          </table:table-cell>
          <table:table-cell office:value-type="float" office:value="0.000214">
            <text:p>0.000214</text:p>
          </table:table-cell>
          <table:table-cell office:value-type="float" office:value="0.016927">
            <text:p>0.016927</text:p>
          </table:table-cell>
          <table:table-cell office:value-type="float" office:value="0.000049">
            <text:p>0.000049</text:p>
          </table:table-cell>
          <table:table-cell office:value-type="float" office:value="0.025451">
            <text:p>0.025451</text:p>
          </table:table-cell>
          <table:table-cell office:value-type="float" office:value="203">
            <text:p>203</text:p>
          </table:table-cell>
          <table:table-cell office:value-type="float" office:value="4184022">
            <text:p>4184022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?s34 <text:s/>&lt;created&gt; <text:s/>?o103 <text:s/>?o34 <text:s/>&lt;created&gt; <text:s/>?o103 <text:s text:c="2"/>=&gt; ?s34 <text:s/>&lt;isMarriedTo&gt; <text:s/>?o34</text:p>
          </table:table-cell>
          <table:table-cell office:value-type="float" office:value="0.00015">
            <text:p>0.00015</text:p>
          </table:table-cell>
          <table:table-cell office:value-type="float" office:value="0.01184">
            <text:p>0.01184</text:p>
          </table:table-cell>
          <table:table-cell office:value-type="float" office:value="0.001028">
            <text:p>0.001028</text:p>
          </table:table-cell>
          <table:table-cell office:value-type="float" office:value="0.023682">
            <text:p>0.023682</text:p>
          </table:table-cell>
          <table:table-cell office:value-type="float" office:value="142">
            <text:p>142</text:p>
          </table:table-cell>
          <table:table-cell office:value-type="float" office:value="138136">
            <text:p>138136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?s16 <text:s/>&lt;influences&gt; <text:s/>?o57 <text:s/>?o57 <text:s/>&lt;isInterestedIn&gt; <text:s/>?o16 <text:s text:c="2"/>=&gt; ?s16 <text:s/>&lt;isInterestedIn&gt; <text:s/>?o16</text:p>
          </table:table-cell>
          <table:table-cell office:value-type="float" office:value="0.000024">
            <text:p>0.000024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022265">
            <text:p>0.022265</text:p>
          </table:table-cell>
          <table:table-cell office:value-type="float" office:value="23">
            <text:p>23</text:p>
          </table:table-cell>
          <table:table-cell office:value-type="float" office:value="1033">
            <text:p>1033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?s21 <text:s/>&lt;hasOfficialLanguage&gt; <text:s/>?o61 <text:s/>?o21 <text:s/>&lt;hasOfficialLanguage&gt; <text:s/>?o61 <text:s text:c="2"/>=&gt; ?s21 <text:s/>&lt;dealsWith&gt; <text:s/>?o21</text:p>
          </table:table-cell>
          <table:table-cell office:value-type="float" office:value="0.000084">
            <text:p>0.000084</text:p>
          </table:table-cell>
          <table:table-cell office:value-type="float" office:value="0.11611">
            <text:p>0.11611</text:p>
          </table:table-cell>
          <table:table-cell office:value-type="float" office:value="0.002759">
            <text:p>0.002759</text:p>
          </table:table-cell>
          <table:table-cell office:value-type="float" office:value="0.021798">
            <text:p>0.021798</text:p>
          </table:table-cell>
          <table:table-cell office:value-type="float" office:value="80">
            <text:p>80</text:p>
          </table:table-cell>
          <table:table-cell office:value-type="float" office:value="28995">
            <text:p>28995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?s31 <text:s/>&lt;dealsWith&gt; <text:s/>?o87 <text:s/>?o87 <text:s/>&lt;participatedIn&gt; <text:s/>?o31 <text:s text:c="2"/>=&gt; ?s31 <text:s/>&lt;participatedIn&gt; <text:s/>?o31</text:p>
          </table:table-cell>
          <table:table-cell office:value-type="float" office:value="0.000955">
            <text:p>0.000955</text:p>
          </table:table-cell>
          <table:table-cell office:value-type="float" office:value="0.064583">
            <text:p>0.064583</text:p>
          </table:table-cell>
          <table:table-cell table:number-columns-repeated="2" office:value-type="float" office:value="0.02057">
            <text:p>0.02057</text:p>
          </table:table-cell>
          <table:table-cell office:value-type="float" office:value="905">
            <text:p>905</text:p>
          </table:table-cell>
          <table:table-cell office:value-type="float" office:value="43997">
            <text:p>43997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?s26 <text:s/>&lt;actedIn&gt; <text:s/>?o26 <text:s text:c="2"/>=&gt; ?s26 <text:s/>&lt;produced&gt; <text:s/>?o26</text:p>
          </table:table-cell>
          <table:table-cell office:value-type="float" office:value="0.00092">
            <text:p>0.00092</text:p>
          </table:table-cell>
          <table:table-cell office:value-type="float" office:value="0.04322">
            <text:p>0.04322</text:p>
          </table:table-cell>
          <table:table-cell office:value-type="float" office:value="0.008106">
            <text:p>0.008106</text:p>
          </table:table-cell>
          <table:table-cell office:value-type="float" office:value="0.018126">
            <text:p>0.018126</text:p>
          </table:table-cell>
          <table:table-cell office:value-type="float" office:value="872">
            <text:p>872</text:p>
          </table:table-cell>
          <table:table-cell office:value-type="float" office:value="107575">
            <text:p>107575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?s84 <text:s/>&lt;influences&gt; <text:s/>?s24 <text:s/>?s84 <text:s/>&lt;influences&gt; <text:s/>?o24 <text:s text:c="2"/>=&gt; ?s24 <text:s/>&lt;influences&gt; <text:s/>?o24</text:p>
          </table:table-cell>
          <table:table-cell office:value-type="float" office:value="0.002655">
            <text:p>0.002655</text:p>
          </table:table-cell>
          <table:table-cell office:value-type="float" office:value="0.18043">
            <text:p>0.18043</text:p>
          </table:table-cell>
          <table:table-cell table:number-columns-repeated="2" office:value-type="float" office:value="0.015739">
            <text:p>0.015739</text:p>
          </table:table-cell>
          <table:table-cell office:value-type="float" office:value="2517">
            <text:p>2517</text:p>
          </table:table-cell>
          <table:table-cell office:value-type="float" office:value="159918">
            <text:p>159918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?s34 <text:s/>&lt;actedIn&gt; <text:s/>?o103 <text:s/>?o34 <text:s/>&lt;directed&gt; <text:s/>?o103 <text:s text:c="2"/>=&gt; ?s34 <text:s/>&lt;isMarriedTo&gt; <text:s/>?o34</text:p>
          </table:table-cell>
          <table:table-cell office:value-type="float" office:value="0.000168">
            <text:p>0.000168</text:p>
          </table:table-cell>
          <table:table-cell office:value-type="float" office:value="0.013258">
            <text:p>0.013258</text:p>
          </table:table-cell>
          <table:table-cell office:value-type="float" office:value="0.002141">
            <text:p>0.002141</text:p>
          </table:table-cell>
          <table:table-cell office:value-type="float" office:value="0.014588">
            <text:p>0.014588</text:p>
          </table:table-cell>
          <table:table-cell office:value-type="float" office:value="159">
            <text:p>159</text:p>
          </table:table-cell>
          <table:table-cell office:value-type="float" office:value="74249">
            <text:p>74249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?s57 <text:s/>&lt;influences&gt; <text:s/>?s16 <text:s/>?s57 <text:s/>&lt;isInterestedIn&gt; <text:s/>?o16 <text:s text:c="2"/>=&gt; ?s16 <text:s/>&lt;isInterestedIn&gt; <text:s/>?o16</text:p>
          </table:table-cell>
          <table:table-cell office:value-type="float" office:value="0.000026">
            <text:p>0.000026</text:p>
          </table:table-cell>
          <table:table-cell office:value-type="float" office:value="0.13587">
            <text:p>0.13587</text:p>
          </table:table-cell>
          <table:table-cell table:number-columns-repeated="2" office:value-type="float" office:value="0.013277">
            <text:p>0.013277</text:p>
          </table:table-cell>
          <table:table-cell office:value-type="float" office:value="25">
            <text:p>25</text:p>
          </table:table-cell>
          <table:table-cell office:value-type="float" office:value="1883">
            <text:p>1883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?s33 <text:s/>&lt;actedIn&gt; <text:s/>?o33 <text:s text:c="2"/>=&gt; ?s33 <text:s/>&lt;directed&gt; <text:s/>?o33</text:p>
          </table:table-cell>
          <table:table-cell office:value-type="float" office:value="0.001005">
            <text:p>0.001005</text:p>
          </table:table-cell>
          <table:table-cell office:value-type="float" office:value="0.028471">
            <text:p>0.028471</text:p>
          </table:table-cell>
          <table:table-cell office:value-type="float" office:value="0.008859">
            <text:p>0.008859</text:p>
          </table:table-cell>
          <table:table-cell office:value-type="float" office:value="0.011676">
            <text:p>0.011676</text:p>
          </table:table-cell>
          <table:table-cell office:value-type="float" office:value="953">
            <text:p>953</text:p>
          </table:table-cell>
          <table:table-cell office:value-type="float" office:value="107575">
            <text:p>107575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?s109 <text:s/>&lt;isMarriedTo&gt; <text:s/>?s33 <text:s/>?s109 <text:s/>&lt;actedIn&gt; <text:s/>?o33 <text:s text:c="2"/>=&gt; ?s33 <text:s/>&lt;directed&gt; <text:s/>?o33</text:p>
          </table:table-cell>
          <table:table-cell office:value-type="float" office:value="0.000373">
            <text:p>0.000373</text:p>
          </table:table-cell>
          <table:table-cell office:value-type="float" office:value="0.010576">
            <text:p>0.010576</text:p>
          </table:table-cell>
          <table:table-cell office:value-type="float" office:value="0.009674">
            <text:p>0.009674</text:p>
          </table:table-cell>
          <table:table-cell office:value-type="float" office:value="0.011623">
            <text:p>0.011623</text:p>
          </table:table-cell>
          <table:table-cell office:value-type="float" office:value="354">
            <text:p>354</text:p>
          </table:table-cell>
          <table:table-cell office:value-type="float" office:value="36593">
            <text:p>36593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?s34 <text:s/>&lt;directed&gt; <text:s/>?o103 <text:s/>?o34 <text:s/>&lt;actedIn&gt; <text:s/>?o103 <text:s text:c="2"/>=&gt; ?s34 <text:s/>&lt;isMarriedTo&gt; <text:s/>?o34</text:p>
          </table:table-cell>
          <table:table-cell office:value-type="float" office:value="0.000152">
            <text:p>0.000152</text:p>
          </table:table-cell>
          <table:table-cell office:value-type="float" office:value="0.012007">
            <text:p>0.012007</text:p>
          </table:table-cell>
          <table:table-cell office:value-type="float" office:value="0.001939">
            <text:p>0.001939</text:p>
          </table:table-cell>
          <table:table-cell office:value-type="float" office:value="0.008164">
            <text:p>0.008164</text:p>
          </table:table-cell>
          <table:table-cell office:value-type="float" office:value="144">
            <text:p>144</text:p>
          </table:table-cell>
          <table:table-cell office:value-type="float" office:value="74249">
            <text:p>74249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?s34 <text:s/>&lt;livesIn&gt; <text:s/>?o103 <text:s/>?o34 <text:s/>&lt;livesIn&gt; <text:s/>?o103 <text:s text:c="2"/>=&gt; ?s34 <text:s/>&lt;isMarriedTo&gt; <text:s/>?o34</text:p>
          </table:table-cell>
          <table:table-cell office:value-type="float" office:value="0.000161">
            <text:p>0.000161</text:p>
          </table:table-cell>
          <table:table-cell office:value-type="float" office:value="0.012757">
            <text:p>0.012757</text:p>
          </table:table-cell>
          <table:table-cell office:value-type="float" office:value="0.000235">
            <text:p>0.000235</text:p>
          </table:table-cell>
          <table:table-cell office:value-type="float" office:value="0.008118">
            <text:p>0.008118</text:p>
          </table:table-cell>
          <table:table-cell office:value-type="float" office:value="153">
            <text:p>153</text:p>
          </table:table-cell>
          <table:table-cell office:value-type="float" office:value="650262">
            <text:p>650262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?s30 <text:s/>&lt;graduatedFrom&gt; <text:s/>?o78 <text:s/>?o30 <text:s/>&lt;worksAt&gt; <text:s/>?o78 <text:s text:c="2"/>=&gt; ?s30 <text:s/>&lt;hasAcademicAdvisor&gt; <text:s/>?o30</text:p>
          </table:table-cell>
          <table:table-cell office:value-type="float" office:value="0.000105">
            <text:p>0.000105</text:p>
          </table:table-cell>
          <table:table-cell office:value-type="float" office:value="0.051361">
            <text:p>0.051361</text:p>
          </table:table-cell>
          <table:table-cell office:value-type="float" office:value="0.000813">
            <text:p>0.000813</text:p>
          </table:table-cell>
          <table:table-cell office:value-type="float" office:value="0.007616">
            <text:p>0.007616</text:p>
          </table:table-cell>
          <table:table-cell office:value-type="float" office:value="100">
            <text:p>100</text:p>
          </table:table-cell>
          <table:table-cell office:value-type="float" office:value="123045">
            <text:p>123045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?s4 <text:s/>&lt;livesIn&gt; <text:s/>?o88 <text:s/>?o4 <text:s/>&lt;livesIn&gt; <text:s/>?o88 <text:s text:c="2"/>=&gt; ?s4 <text:s/>&lt;hasChild&gt; <text:s/>?o4</text:p>
          </table:table-cell>
          <table:table-cell office:value-type="float" office:value="0.000139">
            <text:p>0.000139</text:p>
          </table:table-cell>
          <table:table-cell office:value-type="float" office:value="0.011424">
            <text:p>0.011424</text:p>
          </table:table-cell>
          <table:table-cell office:value-type="float" office:value="0.000203">
            <text:p>0.000203</text:p>
          </table:table-cell>
          <table:table-cell office:value-type="float" office:value="0.007224">
            <text:p>0.007224</text:p>
          </table:table-cell>
          <table:table-cell office:value-type="float" office:value="132">
            <text:p>132</text:p>
          </table:table-cell>
          <table:table-cell office:value-type="float" office:value="650262">
            <text:p>650262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?s34 <text:s/>&lt;actedIn&gt; <text:s/>?o103 <text:s/>?o34 <text:s/>&lt;actedIn&gt; <text:s/>?o103 <text:s text:c="2"/>=&gt; ?s34 <text:s/>&lt;isMarriedTo&gt; <text:s/>?o34</text:p>
          </table:table-cell>
          <table:table-cell office:value-type="float" office:value="0.000534">
            <text:p>0.000534</text:p>
          </table:table-cell>
          <table:table-cell office:value-type="float" office:value="0.042191">
            <text:p>0.042191</text:p>
          </table:table-cell>
          <table:table-cell office:value-type="float" office:value="0.001358">
            <text:p>0.001358</text:p>
          </table:table-cell>
          <table:table-cell office:value-type="float" office:value="0.006375">
            <text:p>0.006375</text:p>
          </table:table-cell>
          <table:table-cell office:value-type="float" office:value="506">
            <text:p>506</text:p>
          </table:table-cell>
          <table:table-cell office:value-type="float" office:value="372690">
            <text:p>372690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?s30 <text:s/>&lt;worksAt&gt; <text:s/>?o78 <text:s/>?o30 <text:s/>&lt;worksAt&gt; <text:s/>?o78 <text:s text:c="2"/>=&gt; ?s30 <text:s/>&lt;hasAcademicAdvisor&gt; <text:s/>?o30</text:p>
          </table:table-cell>
          <table:table-cell office:value-type="float" office:value="0.000054">
            <text:p>0.000054</text:p>
          </table:table-cell>
          <table:table-cell office:value-type="float" office:value="0.026194">
            <text:p>0.026194</text:p>
          </table:table-cell>
          <table:table-cell office:value-type="float" office:value="0.001191">
            <text:p>0.001191</text:p>
          </table:table-cell>
          <table:table-cell office:value-type="float" office:value="0.004466">
            <text:p>0.004466</text:p>
          </table:table-cell>
          <table:table-cell office:value-type="float" office:value="51">
            <text:p>51</text:p>
          </table:table-cell>
          <table:table-cell office:value-type="float" office:value="42804">
            <text:p>42804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?o12 <text:s/>&lt;isLocatedIn&gt; <text:s/>?s12 <text:s text:c="2"/>=&gt; ?s12 <text:s/>&lt;hasCapital&gt; <text:s/>?o12</text:p>
          </table:table-cell>
          <table:table-cell office:value-type="float" office:value="0.000112">
            <text:p>0.000112</text:p>
          </table:table-cell>
          <table:table-cell office:value-type="float" office:value="0.050024">
            <text:p>0.050024</text:p>
          </table:table-cell>
          <table:table-cell office:value-type="float" office:value="0.000497">
            <text:p>0.000497</text:p>
          </table:table-cell>
          <table:table-cell office:value-type="float" office:value="0.002087">
            <text:p>0.002087</text:p>
          </table:table-cell>
          <table:table-cell office:value-type="float" office:value="106">
            <text:p>106</text:p>
          </table:table-cell>
          <table:table-cell office:value-type="float" office:value="213085">
            <text:p>213085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?s30 <text:s/>&lt;hasWonPrize&gt; <text:s/>?o78 <text:s/>?o30 <text:s/>&lt;hasWonPrize&gt; <text:s/>?o78 <text:s text:c="2"/>=&gt; ?s30 <text:s/>&lt;hasAcademicAdvisor&gt; <text:s/>?o30</text:p>
          </table:table-cell>
          <table:table-cell office:value-type="float" office:value="0.00009">
            <text:p>0.00009</text:p>
          </table:table-cell>
          <table:table-cell office:value-type="float" office:value="0.043657">
            <text:p>0.043657</text:p>
          </table:table-cell>
          <table:table-cell office:value-type="float" office:value="0.000005">
            <text:p>0.000005</text:p>
          </table:table-cell>
          <table:table-cell office:value-type="float" office:value="0.001999">
            <text:p>0.001999</text:p>
          </table:table-cell>
          <table:table-cell office:value-type="float" office:value="85">
            <text:p>85</text:p>
          </table:table-cell>
          <table:table-cell office:value-type="float" office:value="17698692">
            <text:p>17698692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?s11 <text:s/>&lt;isPoliticianOf&gt; <text:s/>?o90 <text:s/>?o11 <text:s/>&lt;isLocatedIn&gt; <text:s/>?o90 <text:s text:c="2"/>=&gt; ?s11 <text:s/>&lt;diedIn&gt; <text:s/>?o11</text:p>
          </table:table-cell>
          <table:table-cell office:value-type="float" office:value="0.000382">
            <text:p>0.000382</text:p>
          </table:table-cell>
          <table:table-cell office:value-type="float" office:value="0.016339">
            <text:p>0.016339</text:p>
          </table:table-cell>
          <table:table-cell office:value-type="float" office:value="0.000407">
            <text:p>0.000407</text:p>
          </table:table-cell>
          <table:table-cell office:value-type="float" office:value="0.001218">
            <text:p>0.001218</text:p>
          </table:table-cell>
          <table:table-cell office:value-type="float" office:value="362">
            <text:p>362</text:p>
          </table:table-cell>
          <table:table-cell office:value-type="float" office:value="889862">
            <text:p>889862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?s24 <text:s/>&lt;hasWonPrize&gt; <text:s/>?o84 <text:s/>?o24 <text:s/>&lt;hasWonPrize&gt; <text:s/>?o84 <text:s text:c="2"/>=&gt; ?s24 <text:s/>&lt;influences&gt; <text:s/>?o24</text:p>
          </table:table-cell>
          <table:table-cell office:value-type="float" office:value="0.000226">
            <text:p>0.000226</text:p>
          </table:table-cell>
          <table:table-cell office:value-type="float" office:value="0.015341">
            <text:p>0.015341</text:p>
          </table:table-cell>
          <table:table-cell office:value-type="float" office:value="0.000012">
            <text:p>0.000012</text:p>
          </table:table-cell>
          <table:table-cell office:value-type="float" office:value="0.001196">
            <text:p>0.001196</text:p>
          </table:table-cell>
          <table:table-cell office:value-type="float" office:value="214">
            <text:p>214</text:p>
          </table:table-cell>
          <table:table-cell office:value-type="float" office:value="17698692">
            <text:p>17698692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?s4 <text:s/>&lt;diedIn&gt; <text:s/>?o88 <text:s/>?o4 <text:s/>&lt;wasBornIn&gt; <text:s/>?o88 <text:s text:c="2"/>=&gt; ?s4 <text:s/>&lt;hasChild&gt; <text:s/>?o4</text:p>
          </table:table-cell>
          <table:table-cell office:value-type="float" office:value="0.000333">
            <text:p>0.000333</text:p>
          </table:table-cell>
          <table:table-cell office:value-type="float" office:value="0.027347">
            <text:p>0.027347</text:p>
          </table:table-cell>
          <table:table-cell office:value-type="float" office:value="0.00006">
            <text:p>0.00006</text:p>
          </table:table-cell>
          <table:table-cell office:value-type="float" office:value="0.001105">
            <text:p>0.001105</text:p>
          </table:table-cell>
          <table:table-cell office:value-type="float" office:value="316">
            <text:p>316</text:p>
          </table:table-cell>
          <table:table-cell office:value-type="float" office:value="5295416">
            <text:p>5295416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?s30 <text:s/>&lt;livesIn&gt; <text:s/>?o78 <text:s/>?o30 <text:s/>&lt;livesIn&gt; <text:s/>?o78 <text:s text:c="2"/>=&gt; ?s30 <text:s/>&lt;hasAcademicAdvisor&gt; <text:s/>?o30</text:p>
          </table:table-cell>
          <table:table-cell office:value-type="float" office:value="0.00004">
            <text:p>0.00004</text:p>
          </table:table-cell>
          <table:table-cell office:value-type="float" office:value="0.019517">
            <text:p>0.019517</text:p>
          </table:table-cell>
          <table:table-cell office:value-type="float" office:value="0.000058">
            <text:p>0.000058</text:p>
          </table:table-cell>
          <table:table-cell office:value-type="float" office:value="0.001047">
            <text:p>0.001047</text:p>
          </table:table-cell>
          <table:table-cell office:value-type="float" office:value="38">
            <text:p>38</text:p>
          </table:table-cell>
          <table:table-cell office:value-type="float" office:value="650262">
            <text:p>650262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?s34 <text:s/>&lt;diedIn&gt; <text:s/>?o103 <text:s/>?o34 <text:s/>&lt;diedIn&gt; <text:s/>?o103 <text:s text:c="2"/>=&gt; ?s34 <text:s/>&lt;isMarriedTo&gt; <text:s/>?o34</text:p>
          </table:table-cell>
          <table:table-cell office:value-type="float" office:value="0.000197">
            <text:p>0.000197</text:p>
          </table:table-cell>
          <table:table-cell office:value-type="float" office:value="0.015592">
            <text:p>0.015592</text:p>
          </table:table-cell>
          <table:table-cell office:value-type="float" office:value="0.000047">
            <text:p>0.000047</text:p>
          </table:table-cell>
          <table:table-cell office:value-type="float" office:value="0.000932">
            <text:p>0.000932</text:p>
          </table:table-cell>
          <table:table-cell office:value-type="float" office:value="187">
            <text:p>187</text:p>
          </table:table-cell>
          <table:table-cell office:value-type="float" office:value="4016890">
            <text:p>4016890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?s15 <text:s/>&lt;isCitizenOf&gt; <text:s/>?o140 <text:s/>?o15 <text:s/>&lt;isLocatedIn&gt; <text:s/>?o140 <text:s text:c="2"/>=&gt; ?s15 <text:s/>&lt;wasBornIn&gt; <text:s/>?o15</text:p>
          </table:table-cell>
          <table:table-cell office:value-type="float" office:value="0.001334">
            <text:p>0.001334</text:p>
          </table:table-cell>
          <table:table-cell office:value-type="float" office:value="0.022604">
            <text:p>0.022604</text:p>
          </table:table-cell>
          <table:table-cell office:value-type="float" office:value="0.000265">
            <text:p>0.000265</text:p>
          </table:table-cell>
          <table:table-cell office:value-type="float" office:value="0.000835">
            <text:p>0.000835</text:p>
          </table:table-cell>
          <table:table-cell office:value-type="float" office:value="1265">
            <text:p>1265</text:p>
          </table:table-cell>
          <table:table-cell office:value-type="float" office:value="4765614">
            <text:p>4765614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?s30 <text:s/>&lt;graduatedFrom&gt; <text:s/>?o78 <text:s/>?o30 <text:s/>&lt;graduatedFrom&gt; <text:s/>?o78 <text:s text:c="2"/>=&gt; ?s30 <text:s/>&lt;hasAcademicAdvisor&gt; <text:s/>?o30</text:p>
          </table:table-cell>
          <table:table-cell office:value-type="float" office:value="0.000047">
            <text:p>0.000047</text:p>
          </table:table-cell>
          <table:table-cell office:value-type="float" office:value="0.023112">
            <text:p>0.023112</text:p>
          </table:table-cell>
          <table:table-cell office:value-type="float" office:value="0.000069">
            <text:p>0.000069</text:p>
          </table:table-cell>
          <table:table-cell office:value-type="float" office:value="0.000823">
            <text:p>0.000823</text:p>
          </table:table-cell>
          <table:table-cell office:value-type="float" office:value="45">
            <text:p>45</text:p>
          </table:table-cell>
          <table:table-cell office:value-type="float" office:value="656197">
            <text:p>656197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?s4 <text:s/>&lt;wasBornIn&gt; <text:s/>?o88 <text:s/>?o4 <text:s/>&lt;wasBornIn&gt; <text:s/>?o88 <text:s text:c="2"/>=&gt; ?s4 <text:s/>&lt;hasChild&gt; <text:s/>?o4</text:p>
          </table:table-cell>
          <table:table-cell office:value-type="float" office:value="0.000355">
            <text:p>0.000355</text:p>
          </table:table-cell>
          <table:table-cell office:value-type="float" office:value="0.029165">
            <text:p>0.029165</text:p>
          </table:table-cell>
          <table:table-cell office:value-type="float" office:value="0.000035">
            <text:p>0.000035</text:p>
          </table:table-cell>
          <table:table-cell office:value-type="float" office:value="0.000808">
            <text:p>0.000808</text:p>
          </table:table-cell>
          <table:table-cell office:value-type="float" office:value="337">
            <text:p>337</text:p>
          </table:table-cell>
          <table:table-cell office:value-type="float" office:value="9503871">
            <text:p>9503871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?s4 <text:s/>&lt;diedIn&gt; <text:s/>?o88 <text:s/>?o4 <text:s/>&lt;diedIn&gt; <text:s/>?o88 <text:s text:c="2"/>=&gt; ?s4 <text:s/>&lt;hasChild&gt; <text:s/>?o4</text:p>
          </table:table-cell>
          <table:table-cell office:value-type="float" office:value="0.000158">
            <text:p>0.000158</text:p>
          </table:table-cell>
          <table:table-cell office:value-type="float" office:value="0.012981">
            <text:p>0.012981</text:p>
          </table:table-cell>
          <table:table-cell office:value-type="float" office:value="0.000037">
            <text:p>0.000037</text:p>
          </table:table-cell>
          <table:table-cell office:value-type="float" office:value="0.000792">
            <text:p>0.000792</text:p>
          </table:table-cell>
          <table:table-cell office:value-type="float" office:value="150">
            <text:p>150</text:p>
          </table:table-cell>
          <table:table-cell office:value-type="float" office:value="4016890">
            <text:p>4016890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?s20 <text:s/>&lt;livesIn&gt; <text:s/>?o68 <text:s/>?o20 <text:s/>&lt;isLocatedIn&gt; <text:s/>?o68 <text:s text:c="2"/>=&gt; ?s20 <text:s/>&lt;isLeaderOf&gt; <text:s/>?o20</text:p>
          </table:table-cell>
          <table:table-cell office:value-type="float" office:value="0.000113">
            <text:p>0.000113</text:p>
          </table:table-cell>
          <table:table-cell office:value-type="float" office:value="0.016774">
            <text:p>0.016774</text:p>
          </table:table-cell>
          <table:table-cell office:value-type="float" office:value="0.000034">
            <text:p>0.000034</text:p>
          </table:table-cell>
          <table:table-cell office:value-type="float" office:value="0.000784">
            <text:p>0.000784</text:p>
          </table:table-cell>
          <table:table-cell office:value-type="float" office:value="107">
            <text:p>107</text:p>
          </table:table-cell>
          <table:table-cell office:value-type="float" office:value="3172924">
            <text:p>3172924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?s30 <text:s/>&lt;isCitizenOf&gt; <text:s/>?o78 <text:s/>?o30 <text:s/>&lt;livesIn&gt; <text:s/>?o78 <text:s text:c="2"/>=&gt; ?s30 <text:s/>&lt;hasAcademicAdvisor&gt; <text:s/>?o30</text:p>
          </table:table-cell>
          <table:table-cell office:value-type="float" office:value="0.00004">
            <text:p>0.00004</text:p>
          </table:table-cell>
          <table:table-cell office:value-type="float" office:value="0.019517">
            <text:p>0.019517</text:p>
          </table:table-cell>
          <table:table-cell office:value-type="float" office:value="0.000023">
            <text:p>0.000023</text:p>
          </table:table-cell>
          <table:table-cell office:value-type="float" office:value="0.000696">
            <text:p>0.000696</text:p>
          </table:table-cell>
          <table:table-cell office:value-type="float" office:value="38">
            <text:p>38</text:p>
          </table:table-cell>
          <table:table-cell office:value-type="float" office:value="1650492">
            <text:p>1650492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?s11 <text:s/>&lt;isCitizenOf&gt; <text:s/>?o90 <text:s/>?o11 <text:s/>&lt;isLocatedIn&gt; <text:s/>?o90 <text:s text:c="2"/>=&gt; ?s11 <text:s/>&lt;diedIn&gt; <text:s/>?o11</text:p>
          </table:table-cell>
          <table:table-cell office:value-type="float" office:value="0.000638">
            <text:p>0.000638</text:p>
          </table:table-cell>
          <table:table-cell office:value-type="float" office:value="0.027306">
            <text:p>0.027306</text:p>
          </table:table-cell>
          <table:table-cell office:value-type="float" office:value="0.000127">
            <text:p>0.000127</text:p>
          </table:table-cell>
          <table:table-cell office:value-type="float" office:value="0.000566">
            <text:p>0.000566</text:p>
          </table:table-cell>
          <table:table-cell office:value-type="float" office:value="605">
            <text:p>605</text:p>
          </table:table-cell>
          <table:table-cell office:value-type="float" office:value="4765614">
            <text:p>4765614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?s9 <text:s/>&lt;isCitizenOf&gt; <text:s/>?o85 <text:s/>?o9 <text:s/>&lt;isLocatedIn&gt; <text:s/>?o85 <text:s text:c="2"/>=&gt; ?s9 <text:s/>&lt;livesIn&gt; <text:s/>?o9</text:p>
          </table:table-cell>
          <table:table-cell office:value-type="float" office:value="0.00022">
            <text:p>0.00022</text:p>
          </table:table-cell>
          <table:table-cell office:value-type="float" office:value="0.014322">
            <text:p>0.014322</text:p>
          </table:table-cell>
          <table:table-cell office:value-type="float" office:value="0.000044">
            <text:p>0.000044</text:p>
          </table:table-cell>
          <table:table-cell office:value-type="float" office:value="0.000532">
            <text:p>0.000532</text:p>
          </table:table-cell>
          <table:table-cell office:value-type="float" office:value="209">
            <text:p>209</text:p>
          </table:table-cell>
          <table:table-cell office:value-type="float" office:value="4765614">
            <text:p>4765614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?s30 <text:s/>&lt;diedIn&gt; <text:s/>?o78 <text:s/>?o30 <text:s/>&lt;diedIn&gt; <text:s/>?o78 <text:s text:c="2"/>=&gt; ?s30 <text:s/>&lt;hasAcademicAdvisor&gt; <text:s/>?o30</text:p>
          </table:table-cell>
          <table:table-cell office:value-type="float" office:value="0.000027">
            <text:p>0.000027</text:p>
          </table:table-cell>
          <table:table-cell office:value-type="float" office:value="0.013354">
            <text:p>0.013354</text:p>
          </table:table-cell>
          <table:table-cell office:value-type="float" office:value="0.000006">
            <text:p>0.000006</text:p>
          </table:table-cell>
          <table:table-cell office:value-type="float" office:value="0.000483">
            <text:p>0.000483</text:p>
          </table:table-cell>
          <table:table-cell office:value-type="float" office:value="26">
            <text:p>26</text:p>
          </table:table-cell>
          <table:table-cell office:value-type="float" office:value="4016890">
            <text:p>4016890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?s24 <text:s/>&lt;isCitizenOf&gt; <text:s/>?o84 <text:s/>?o24 <text:s/>&lt;isCitizenOf&gt; <text:s/>?o84 <text:s text:c="2"/>=&gt; ?s24 <text:s/>&lt;influences&gt; <text:s/>?o24</text:p>
          </table:table-cell>
          <table:table-cell office:value-type="float" office:value="0.000192">
            <text:p>0.000192</text:p>
          </table:table-cell>
          <table:table-cell office:value-type="float" office:value="0.013047">
            <text:p>0.013047</text:p>
          </table:table-cell>
          <table:table-cell office:value-type="float" office:value="0.000013">
            <text:p>0.000013</text:p>
          </table:table-cell>
          <table:table-cell office:value-type="float" office:value="0.000331">
            <text:p>0.000331</text:p>
          </table:table-cell>
          <table:table-cell office:value-type="float" office:value="182">
            <text:p>182</text:p>
          </table:table-cell>
          <table:table-cell office:value-type="float" office:value="13841800">
            <text:p>13841800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?s9 <text:s/>&lt;livesIn&gt; <text:s/>?o85 <text:s/>?o9 <text:s/>&lt;isLocatedIn&gt; <text:s/>?o85 <text:s text:c="2"/>=&gt; ?s9 <text:s/>&lt;livesIn&gt; <text:s/>?o9</text:p>
          </table:table-cell>
          <table:table-cell office:value-type="float" office:value="0.000997">
            <text:p>0.000997</text:p>
          </table:table-cell>
          <table:table-cell office:value-type="float" office:value="0.064757">
            <text:p>0.064757</text:p>
          </table:table-cell>
          <table:table-cell table:number-columns-repeated="2" office:value-type="float" office:value="0.000298">
            <text:p>0.000298</text:p>
          </table:table-cell>
          <table:table-cell office:value-type="float" office:value="945">
            <text:p>945</text:p>
          </table:table-cell>
          <table:table-cell office:value-type="float" office:value="3172924">
            <text:p>3172924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?s30 <text:s/>&lt;isCitizenOf&gt; <text:s/>?o78 <text:s/>?o30 <text:s/>&lt;isCitizenOf&gt; <text:s/>?o78 <text:s text:c="2"/>=&gt; ?s30 <text:s/>&lt;hasAcademicAdvisor&gt; <text:s/>?o30</text:p>
          </table:table-cell>
          <table:table-cell office:value-type="float" office:value="0.000109">
            <text:p>0.000109</text:p>
          </table:table-cell>
          <table:table-cell office:value-type="float" office:value="0.052902">
            <text:p>0.052902</text:p>
          </table:table-cell>
          <table:table-cell office:value-type="float" office:value="0.000007">
            <text:p>0.000007</text:p>
          </table:table-cell>
          <table:table-cell office:value-type="float" office:value="0.000244">
            <text:p>0.000244</text:p>
          </table:table-cell>
          <table:table-cell office:value-type="float" office:value="103">
            <text:p>103</text:p>
          </table:table-cell>
          <table:table-cell office:value-type="float" office:value="13841800">
            <text:p>13841800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?s30 <text:s/>&lt;livesIn&gt; <text:s/>?o78 <text:s/>?o30 <text:s/>&lt;isCitizenOf&gt; <text:s/>?o78 <text:s text:c="2"/>=&gt; ?s30 <text:s/>&lt;hasAcademicAdvisor&gt; <text:s/>?o30</text:p>
          </table:table-cell>
          <table:table-cell office:value-type="float" office:value="0.000041">
            <text:p>0.000041</text:p>
          </table:table-cell>
          <table:table-cell office:value-type="float" office:value="0.020031">
            <text:p>0.020031</text:p>
          </table:table-cell>
          <table:table-cell office:value-type="float" office:value="0.000024">
            <text:p>0.000024</text:p>
          </table:table-cell>
          <table:table-cell office:value-type="float" office:value="0.000235">
            <text:p>0.000235</text:p>
          </table:table-cell>
          <table:table-cell office:value-type="float" office:value="39">
            <text:p>39</text:p>
          </table:table-cell>
          <table:table-cell office:value-type="float" office:value="1650492">
            <text:p>1650492</text:p>
          </table:table-cell>
        </table:table-row>
      </table:table>
      <table:database-ranges>
        <table:database-range table:target-range-address="'amie_hc=0.01'.B2:'amie_hc=0.01'.H141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" number:min-integer-digits="1"/>
    </number:number-style>
    <number:number-style style:name="N125">
      <number:number number:decimal-places="10" number:min-integer-digits="1"/>
    </number:number-style>
    <number:number-style style:name="N126">
      <number:number number:decimal-places="11" number:min-integer-digits="1"/>
    </number:number-style>
    <number:number-style style:name="N127">
      <number:number number:decimal-places="12" number:min-integer-digits="1"/>
    </number:number-style>
    <number:number-style style:name="N128">
      <number:number number:decimal-places="13" number:min-integer-digits="1"/>
    </number:number-style>
    <number:number-style style:name="N129">
      <number:number number:decimal-places="14" number:min-integer-digits="1"/>
    </number:number-style>
    <number:number-style style:name="N130">
      <number:number number:decimal-places="15" number:min-integer-digits="1"/>
    </number:number-style>
    <number:number-style style:name="N131">
      <number:number number:decimal-places="16" number:min-integer-digits="1"/>
    </number:number-style>
    <number:number-style style:name="N132">
      <number:number number:decimal-places="17" number:min-integer-digits="1"/>
    </number:number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9">11/29/2012</text:date>, <text:time>19:3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22T17:34:36</meta:creation-date>
    <dc:date>2012-11-29T19:31:43</dc:date>
    <meta:editing-duration>PT21H40M19S</meta:editing-duration>
    <meta:editing-cycles>49</meta:editing-cycles>
    <meta:generator>OpenOffice.org/3.2$Unix OpenOffice.org_project/320m19$Build-9505</meta:generator>
    <meta:document-statistic meta:table-count="1" meta:cell-count="1127" meta:object-count="0"/>
  </office:meta>
</office:document-meta>
</file>